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2.7118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425in"/>
    </style:style>
    <style:style style:name="co11" style:family="table-column">
      <style:table-column-properties fo:break-before="auto" style:column-width="5.2138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co16" style:family="table-column">
      <style:table-column-properties fo:break-before="auto" style:column-width="2.2272in"/>
    </style:style>
    <style:style style:name="co17" style:family="table-column">
      <style:table-column-properties fo:break-before="auto" style:column-width="1.3665in"/>
    </style:style>
    <style:style style:name="ro1" style:family="table-row">
      <style:table-row-properties style:row-height="0.3228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5311in" fo:break-before="auto" style:use-optimal-row-height="true"/>
    </style:style>
    <style:style style:name="ro7" style:family="table-row">
      <style:table-row-properties style:row-height="0.7083in" fo:break-before="auto" style:use-optimal-row-height="true"/>
    </style:style>
    <style:style style:name="ro8" style:family="table-row">
      <style:table-row-properties style:row-height="0.8854in" fo:break-before="auto" style:use-optimal-row-height="tru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98fb9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98fb9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3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6">
          <table:help-message table:title="Name" table:display="true">
            <text:p>Please enter your name as it appears in Canvas.</text:p>
          </table:help-message>
          <table:error-message table:message-type="stop" table:display="true"/>
        </table:content-validation>
        <table:content-validation table:name="val4" table:base-cell-address="'Product Backlog'.B26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26">
          <table:help-message table:title="Required Sprint" table:display="true"/>
          <table:error-message table:message-type="stop" table:display="true"/>
        </table:content-validation>
        <table:content-validation table:name="val6" table:base-cell-address="'Product Backlog'.D26">
          <table:help-message table:title="Max Bonus Points" table:display="true"/>
          <table:error-message table:message-type="stop"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26">
          <table:help-message table:title="Estimate"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;&quot;6&quot;)" table:allow-empty-cell="true" table:display-list="unsorted" table:base-cell-address="'Product Backlog'.F26">
          <table:help-message table:title="Implementation Sprint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G26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base-cell-address="'Product Backlog'.H6">
          <table:help-message table:title="Initials" table:display="true">
            <text:p>Please enter 2 or 3 capital letters that will represent you <text:s text:c="4"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1" table:condition="of:cell-content-is-in-list(&quot;All&quot;;&quot;Administrator&quot;;&quot;Teacher&quot;;&quot;Parent&quot;;&quot;Student&quot;;&quot;&quot;)" table:allow-empty-cell="true" table:display-list="unsorted" table:base-cell-address="'Product Backlog'.H26">
          <table:error-message table:message-type="stop" table:display="true"/>
        </table:content-validation>
        <table:content-validation table:name="val12" table:condition="of:cell-content-is-in-list(&quot;Customer&quot;;&quot;Sales Staff&quot;;&quot;Inventory&quot;;&quot;Manager&quot;;&quot;Director&quot;)" table:allow-empty-cell="true" table:display-list="unsorted" table:base-cell-address="'Product Backlog'.H53">
          <table:error-message table:message-type="stop" table:display="true"/>
        </table:content-validation>
        <table:content-validation table:name="val13" table:base-cell-address="'Product Backlog'.I6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4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5" table:condition="of:cell-content-is-in-list([$'Product Backlog'.$A$26:.$A$105])" table:allow-empty-cell="true" table:display-list="unsorted" table:base-cell-address="'Sprint 01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16" table:condition="of:cell-content-is-in-list([$'Product Backlog'.$H$6:.$H$10])" table:allow-empty-cell="true" table:display-list="unsorted" table:base-cell-address="'Sprint 01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17" table:base-cell-address="'Sprint 01 Backlog'.D17">
          <table:help-message table:title="Task Description" table:display="true"/>
          <table:error-message table:message-type="stop"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1 Backlog'.E17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0" table:base-cell-address="'Sprint 02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1" table:condition="of:cell-content-is-in-list([$'Product Backlog'.$A$26:.$A$105])" table:allow-empty-cell="true" table:display-list="unsorted" table:base-cell-address="'Sprint 02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2" table:condition="of:cell-content-is-in-list([$'Product Backlog'.$H$6:.$H$10])" table:allow-empty-cell="true" table:display-list="unsorted" table:base-cell-address="'Sprint 02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3" table:base-cell-address="'Sprint 02 Backlog'.D17">
          <table:help-message table:title="Task Description" table:display="true"/>
          <table:error-message table:message-type="stop"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2 Backlog'.E17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 table:base-cell-address="'Sprint 02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6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7" table:condition="of:cell-content-is-in-list([$'Product Backlog'.$A$26:.$A$105])" table:allow-empty-cell="true" table:display-list="unsorted" table:base-cell-address="'Sprint 03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8" table:condition="of:cell-content-is-in-list([$'Product Backlog'.$H$6:.$H$10])" table:allow-empty-cell="true" table:display-list="unsorted" table:base-cell-address="'Sprint 03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9" table:base-cell-address="'Sprint 03 Backlog'.D17">
          <table:help-message table:title="Task Description" table:display="true"/>
          <table:error-message table:message-type="stop" table:display="true"/>
        </table:content-validation>
        <table:content-validation table:name="val30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3 Backlog'.E17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1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2" table:base-cell-address="'Sprint 04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3" table:condition="of:cell-content-is-in-list([$'Product Backlog'.$A$26:.$A$105])" table:allow-empty-cell="true" table:display-list="unsorted" table:base-cell-address="'Sprint 04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34" table:condition="of:cell-content-is-in-list([$'Product Backlog'.$H$6:.$H$10])" table:allow-empty-cell="true" table:display-list="unsorted" table:base-cell-address="'Sprint 04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35" table:base-cell-address="'Sprint 04 Backlog'.D17">
          <table:help-message table:title="Task Description" table:display="true"/>
          <table:error-message table:message-type="stop" table:display="true"/>
        </table:content-validation>
        <table:content-validation table:name="val36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4 Backlog'.E17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7" table:base-cell-address="'Sprint 04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8" table:base-cell-address="'Sprint 05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9" table:condition="of:cell-content-is-in-list([$'Product Backlog'.$A$26:.$A$105])" table:allow-empty-cell="true" table:display-list="unsorted" table:base-cell-address="'Sprint 05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40" table:condition="of:cell-content-is-in-list([$'Product Backlog'.$H$6:.$H$10])" table:allow-empty-cell="true" table:display-list="unsorted" table:base-cell-address="'Sprint 05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41" table:base-cell-address="'Sprint 05 Backlog'.D17">
          <table:help-message table:title="Task Description" table:display="true"/>
          <table:error-message table:message-type="stop" table:display="true"/>
        </table:content-validation>
        <table:content-validation table:name="val42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5 Backlog'.E17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3" table:base-cell-address="'Sprint 05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53" table:default-cell-style-name="ce14"/>
        <table:table-column table:style-name="co12" table:number-columns-repeated="960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15" table:content-validation-name="val1" office:value-type="string" calcext:value-type="string" table:number-columns-spanned="8" table:number-rows-spanned="1">
            <text:p>School Management And Reporting Tool (SMART)</text:p>
          </table:table-cell>
          <table:covered-table-cell table:number-columns-repeated="7" table:style-name="ce15"/>
          <table:table-cell table:style-name="ce3" table:number-columns-repeated="1015"/>
        </table:table-row>
        <table:table-row table:style-name="ro2">
          <table:table-cell table:style-name="ce1" office:value-type="string" calcext:value-type="string">
            <text:p>Product Name:</text:p>
          </table:table-cell>
          <table:table-cell table:style-name="ce16" table:content-validation-name="val1" table:number-columns-spanned="6" table:number-rows-spanned="1"/>
          <table:covered-table-cell table:number-columns-repeated="5" table:style-name="ce16"/>
          <table:table-cell table:style-name="ce18"/>
          <table:table-cell table:style-name="ce38" office:value-type="string" calcext:value-type="string">
            <text:p>Complete Fields in Green!!!</text:p>
          </table:table-cell>
          <table:table-cell table:style-name="ce3" table:number-columns-repeated="1015"/>
        </table:table-row>
        <table:table-row table:style-name="ro3">
          <table:table-cell table:style-name="ce1" office:value-type="string" calcext:value-type="string">
            <text:p>Team ID:</text:p>
          </table:table-cell>
          <table:table-cell table:style-name="ce17" table:content-validation-name="val2" table:number-columns-spanned="6" table:number-rows-spanned="1"/>
          <table:covered-table-cell table:number-columns-repeated="5" table:style-name="ce17"/>
          <table:table-cell table:style-name="ce18"/>
          <table:table-cell table:style-name="ce18">
            <draw:frame draw:z-index="0" draw:name="shape" draw:style-name="gr1" draw:text-style-name="P1" svg:width="6.2965in" svg:height="3.1319in" svg:x="2.1539in" svg:y="0.0528in">
              <draw:object draw:notify-on-update-of-ranges="'Product Backlog'.B13:'Product Backlog'.B19 'Product Backlog'.A13:'Product Backlog'.A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8"/>
          <table:table-cell table:style-name="ce3" table:number-columns-repeated="1014"/>
        </table:table-row>
        <table:table-row table:style-name="ro4">
          <table:table-cell table:style-name="ce1"/>
          <table:table-cell/>
          <table:table-cell table:style-name="ce18" table:number-columns-repeated="8"/>
          <table:table-cell table:style-name="ce3" table:number-columns-repeated="1014"/>
        </table:table-row>
        <table:table-row table:style-name="ro4">
          <table:table-cell table:style-name="ce1"/>
          <table:table-cell table:style-name="ce18" office:value-type="string" calcext:value-type="string">
            <text:p>Team Member Name</text:p>
          </table:table-cell>
          <table:table-cell table:style-name="ce18" table:number-columns-repeated="5"/>
          <table:table-cell table:style-name="ce18" office:value-type="string" calcext:value-type="string">
            <text:p>Initials</text:p>
          </table:table-cell>
          <table:table-cell table:style-name="ce18" office:value-type="string" calcext:value-type="string">
            <text:p>Student ID</text:p>
          </table:table-cell>
          <table:table-cell table:style-name="ce18"/>
          <table:table-cell table:style-name="ce3" table:number-columns-repeated="1014"/>
        </table:table-row>
        <table:table-row table:style-name="ro4">
          <table:table-cell table:style-name="ce1" office:value-type="string" calcext:value-type="string">
            <text:p>Required</text:p>
          </table:table-cell>
          <table:table-cell table:style-name="ce19" table:content-validation-name="val3" office:value-type="string" calcext:value-type="string" table:number-columns-spanned="6" table:number-rows-spanned="1">
            <text:p>Phillip Welch</text:p>
          </table:table-cell>
          <table:covered-table-cell table:number-columns-repeated="5" table:style-name="ce19"/>
          <table:table-cell table:style-name="ce19" table:content-validation-name="val10" office:value-type="string" calcext:value-type="string">
            <text:p>PAW</text:p>
          </table:table-cell>
          <table:table-cell table:style-name="ce19" table:content-validation-name="val13" office:value-type="float" office:value="1001706063" calcext:value-type="float">
            <text:p>1001706063</text:p>
          </table:table-cell>
          <table:table-cell table:style-name="ce18"/>
          <table:table-cell table:style-name="ce3" table:number-columns-repeated="1014"/>
        </table:table-row>
        <table:table-row table:style-name="ro4">
          <table:table-cell table:style-name="ce2"/>
          <table:table-cell table:style-name="ce20" table:content-validation-name="val3" table:number-columns-spanned="6" table:number-rows-spanned="1"/>
          <table:covered-table-cell table:number-columns-repeated="5" table:style-name="ce20"/>
          <table:table-cell table:style-name="ce20" table:content-validation-name="val10"/>
          <table:table-cell table:style-name="ce20" table:content-validation-name="val13"/>
          <table:table-cell table:style-name="ce18"/>
          <table:table-cell table:style-name="ce3" table:number-columns-repeated="1014"/>
        </table:table-row>
        <table:table-row table:style-name="ro4">
          <table:table-cell table:style-name="ce2"/>
          <table:table-cell table:style-name="ce20" table:content-validation-name="val3" table:number-columns-spanned="6" table:number-rows-spanned="1"/>
          <table:covered-table-cell table:number-columns-repeated="5" table:style-name="ce20"/>
          <table:table-cell table:style-name="ce20" table:content-validation-name="val10"/>
          <table:table-cell table:style-name="ce20" table:content-validation-name="val13"/>
          <table:table-cell table:style-name="ce18"/>
          <table:table-cell table:style-name="ce3" table:number-columns-repeated="1014"/>
        </table:table-row>
        <table:table-row table:style-name="ro4">
          <table:table-cell table:style-name="ce2"/>
          <table:table-cell table:style-name="ce20" table:content-validation-name="val3" table:number-columns-spanned="6" table:number-rows-spanned="1"/>
          <table:covered-table-cell table:number-columns-repeated="5" table:style-name="ce20"/>
          <table:table-cell table:style-name="ce20" table:content-validation-name="val10"/>
          <table:table-cell table:style-name="ce20" table:content-validation-name="val13"/>
          <table:table-cell table:style-name="ce18"/>
          <table:table-cell table:style-name="ce3" table:number-columns-repeated="1014"/>
        </table:table-row>
        <table:table-row table:style-name="ro4">
          <table:table-cell table:style-name="ce2"/>
          <table:table-cell table:style-name="ce20" table:content-validation-name="val3" table:number-columns-spanned="6" table:number-rows-spanned="1"/>
          <table:covered-table-cell table:number-columns-repeated="5" table:style-name="ce20"/>
          <table:table-cell table:style-name="ce20" table:content-validation-name="val10"/>
          <table:table-cell table:style-name="ce20" table:content-validation-name="val13"/>
          <table:table-cell table:style-name="ce18"/>
          <table:table-cell table:style-name="ce3" table:number-columns-repeated="1014"/>
        </table:table-row>
        <table:table-row table:style-name="ro4">
          <table:table-cell table:style-name="ce3" table:number-columns-repeated="9"/>
          <table:table-cell table:style-name="ce18"/>
          <table:table-cell table:style-name="ce3" table:number-columns-repeated="1014"/>
        </table:table-row>
        <table:table-row table:style-name="ro4">
          <table:table-cell table:style-name="ce4" office:value-type="string" calcext:value-type="string">
            <text:p>Sprint #</text:p>
          </table:table-cell>
          <table:table-cell table:style-name="ce21" office:value-type="string" calcext:value-type="string">
            <text:p>Remaining</text:p>
          </table:table-cell>
          <table:table-cell table:style-name="ce27" office:value-type="string" calcext:value-type="string">
            <text:p>Completed This Sprint</text:p>
          </table:table-cell>
          <table:table-cell table:style-name="ce27"/>
          <table:table-cell table:style-name="ce29"/>
          <table:table-cell table:style-name="ce18"/>
          <table:table-cell table:style-name="ce18" office:value-type="string" calcext:value-type="string">
            <text:p>Comment</text:p>
          </table:table-cell>
          <table:table-cell table:style-name="ce18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18" table:formula="of:=COUNT([.B26:.B137])" office:value-type="float" office:value="26" calcext:value-type="float">
            <text:p>26</text:p>
          </table:table-cell>
          <table:table-cell table:style-name="ce27" table:number-columns-repeated="2"/>
          <table:table-cell table:style-name="ce29"/>
          <table:table-cell table:style-name="ce30" office:value-type="string" calcext:value-type="string">
            <text:p>Total</text:p>
          </table:table-cell>
          <table:table-cell table:style-name="ce18" office:value-type="string" calcext:value-type="string">
            <text:p>Total number of features (in column H)</text:p>
          </table:table-cell>
          <table:table-cell table:style-name="ce18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8" table:formula="of:=[.B13]-[.C14]" office:value-type="float" office:value="26" calcext:value-type="float">
            <text:p>26</text:p>
          </table:table-cell>
          <table:table-cell table:style-name="ce27" table:formula="of:=COUNTIF([.G$26:.G$111];&quot;Finished in Sprint 1&quot;)" office:value-type="float" office:value="0" calcext:value-type="float">
            <text:p>0</text:p>
          </table:table-cell>
          <table:table-cell table:style-name="ce27"/>
          <table:table-cell table:style-name="ce29"/>
          <table:table-cell table:style-name="ce30" office:value-type="float" office:value="1" calcext:value-type="float">
            <text:p>1</text:p>
          </table:table-cell>
          <table:table-cell table:style-name="ce18" office:value-type="string" calcext:value-type="string">
            <text:p>Total features left at the end of Sprint #1</text:p>
          </table:table-cell>
          <table:table-cell table:style-name="ce18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8" table:formula="of:=[.B14]-[.C15]" office:value-type="float" office:value="26" calcext:value-type="float">
            <text:p>26</text:p>
          </table:table-cell>
          <table:table-cell table:style-name="ce27" table:formula="of:=COUNTIF([.G$26:.G$111];&quot;Finished in Sprint 2&quot;)" office:value-type="float" office:value="0" calcext:value-type="float">
            <text:p>0</text:p>
          </table:table-cell>
          <table:table-cell table:style-name="ce27"/>
          <table:table-cell table:style-name="ce29"/>
          <table:table-cell table:style-name="ce30" office:value-type="float" office:value="2" calcext:value-type="float">
            <text:p>2</text:p>
          </table:table-cell>
          <table:table-cell table:style-name="ce18" office:value-type="string" calcext:value-type="string">
            <text:p>Total features left at the end of Sprint #2</text:p>
          </table:table-cell>
          <table:table-cell table:style-name="ce18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8" table:formula="of:=[.B15]-[.C16]" office:value-type="float" office:value="22" calcext:value-type="float">
            <text:p>22</text:p>
          </table:table-cell>
          <table:table-cell table:style-name="ce27" table:formula="of:=COUNTIF([.G$26:.G$111];&quot;Finished in Sprint 3&quot;)" office:value-type="float" office:value="4" calcext:value-type="float">
            <text:p>4</text:p>
          </table:table-cell>
          <table:table-cell table:style-name="ce27"/>
          <table:table-cell table:style-name="ce29"/>
          <table:table-cell table:style-name="ce30" office:value-type="float" office:value="3" calcext:value-type="float">
            <text:p>3</text:p>
          </table:table-cell>
          <table:table-cell table:style-name="ce18" office:value-type="string" calcext:value-type="string">
            <text:p>...and so on</text:p>
          </table:table-cell>
          <table:table-cell table:style-name="ce18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18" table:formula="of:=[.B16]-[.C17]" office:value-type="float" office:value="20" calcext:value-type="float">
            <text:p>20</text:p>
          </table:table-cell>
          <table:table-cell table:style-name="ce27" table:formula="of:=COUNTIF([.G$26:.G$111];&quot;Finished in Sprint 4&quot;)" office:value-type="float" office:value="2" calcext:value-type="float">
            <text:p>2</text:p>
          </table:table-cell>
          <table:table-cell table:style-name="ce27"/>
          <table:table-cell table:style-name="ce29"/>
          <table:table-cell table:style-name="ce30"/>
          <table:table-cell table:style-name="ce18" table:number-columns-repeated="4"/>
          <table:table-cell table:style-name="ce3" table:number-columns-repeated="101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8" table:formula="of:=[.B17]-[.C18]" office:value-type="float" office:value="18" calcext:value-type="float">
            <text:p>18</text:p>
          </table:table-cell>
          <table:table-cell table:style-name="ce27" table:formula="of:=COUNTIF([.G$26:.G$111];&quot;Finished in Sprint 4&quot;)" office:value-type="float" office:value="2" calcext:value-type="float">
            <text:p>2</text:p>
          </table:table-cell>
          <table:table-cell table:style-name="ce27"/>
          <table:table-cell table:style-name="ce29"/>
          <table:table-cell table:style-name="ce30"/>
          <table:table-cell table:style-name="ce18" table:number-columns-repeated="4"/>
          <table:table-cell table:style-name="ce3" table:number-columns-repeated="101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8" table:formula="of:=[.B18]-[.C19]" office:value-type="float" office:value="16" calcext:value-type="float">
            <text:p>16</text:p>
          </table:table-cell>
          <table:table-cell table:style-name="ce28" table:formula="of:=COUNTIF([.G$26:.G$111];&quot;Finished in Sprint 4&quot;)" office:value-type="float" office:value="2" calcext:value-type="float">
            <text:p>2</text:p>
          </table:table-cell>
          <table:table-cell table:style-name="ce29" table:number-columns-repeated="2"/>
          <table:table-cell table:style-name="ce30"/>
          <table:table-cell table:style-name="ce18" table:number-columns-repeated="4"/>
          <table:table-cell table:style-name="ce3" table:number-columns-repeated="1014"/>
        </table:table-row>
        <table:table-row table:style-name="ro4">
          <table:table-cell table:style-name="ce5"/>
          <table:table-cell table:style-name="ce18"/>
          <table:table-cell table:style-name="ce29" table:number-columns-repeated="3"/>
          <table:table-cell table:style-name="ce30"/>
          <table:table-cell table:style-name="ce18" table:number-columns-repeated="4"/>
          <table:table-cell table:style-name="ce3" table:number-columns-repeated="1014"/>
        </table:table-row>
        <table:table-row table:style-name="ro4">
          <table:table-cell table:style-name="ce6" office:value-type="string" calcext:value-type="string">
            <text:p>©2016-2021 by George F. Rice</text:p>
          </table:table-cell>
          <table:table-cell table:style-name="ce18" table:number-columns-repeated="9"/>
          <table:table-cell table:style-name="ce3" table:number-columns-repeated="1014"/>
        </table:table-row>
        <table:table-row table:style-name="ro4">
          <table:table-cell table:style-name="ce7" office:value-type="string" calcext:value-type="string">
            <text:p><text:a xlink:href="https://creativecommons.org/licenses/by-sa/4.0/" xlink:type="simple">This work is licensed under a Creative Commons Attribution 4.0 International License.</text:a></text:p>
          </table:table-cell>
          <table:table-cell table:style-name="ce18" table:number-columns-repeated="6"/>
          <table:table-cell table:style-name="ce34" office:value-type="string" calcext:value-type="string">
            <text:p>Note: Priority and specs for unfinished Features is subject to change at the end of each sprint at the whim of the Product Owner</text:p>
          </table:table-cell>
          <table:table-cell table:style-name="ce18" table:number-columns-repeated="2"/>
          <table:table-cell table:style-name="ce3" table:number-columns-repeated="1014"/>
        </table:table-row>
        <table:table-row table:style-name="ro4">
          <table:table-cell table:style-name="ce6"/>
          <table:table-cell table:style-name="ce18" table:number-columns-repeated="6"/>
          <table:table-cell table:style-name="ce18" office:value-type="string" calcext:value-type="string">
            <text:p>Additional features may be proposed by the student but must be approved by the Product Owner in writing</text:p>
          </table:table-cell>
          <table:table-cell table:style-name="ce18" table:number-columns-repeated="2"/>
          <table:table-cell table:style-name="ce3" table:number-columns-repeated="1014"/>
        </table:table-row>
        <table:table-row table:style-name="ro4">
          <table:table-cell table:style-name="ce8" table:number-columns-repeated="5"/>
          <table:table-cell table:style-name="ce31"/>
          <table:table-cell table:style-name="ce4"/>
          <table:table-cell table:style-name="ce35" office:value-type="string" calcext:value-type="string" table:number-columns-spanned="3" table:number-rows-spanned="1">
            <text:p>Features</text:p>
          </table:table-cell>
          <table:covered-table-cell table:number-columns-repeated="2" table:style-name="ce35"/>
          <table:table-cell table:style-name="ce42" table:number-columns-repeated="1014"/>
        </table:table-row>
        <table:table-row table:style-name="ro4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Required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Est</text:p>
          </table:table-cell>
          <table:table-cell table:style-name="ce32" office:value-type="string" calcext:value-type="string">
            <text:p>Planned</text:p>
          </table:table-cell>
          <table:table-cell table:style-name="ce32" office:value-type="string" calcext:value-type="string">
            <text:p>Status</text:p>
          </table:table-cell>
          <table:table-cell table:style-name="ce9" office:value-type="string" calcext:value-type="string">
            <text:p>As a(n)…</text:p>
          </table:table-cell>
          <table:table-cell table:style-name="ce9" office:value-type="string" calcext:value-type="string">
            <text:p>I want to...</text:p>
          </table:table-cell>
          <table:table-cell table:style-name="ce9" office:value-type="string" calcext:value-type="string">
            <text:p>So that I can…</text:p>
          </table:table-cell>
          <table:table-cell table:style-name="ce9" office:value-type="string" calcext:value-type="string">
            <text:p>Notes</text:p>
          </table:table-cell>
          <table:table-cell table:number-columns-repeated="1013"/>
        </table:table-row>
        <table:table-row table:style-name="ro5">
          <table:table-cell table:style-name="ce10" office:value-type="string" calcext:value-type="string">
            <text:p>PERSON</text:p>
          </table:table-cell>
          <table:table-cell table:style-name="ce22" table:content-validation-name="val4" office:value-type="float" office:value="1" calcext:value-type="float">
            <text:p>1</text:p>
          </table:table-cell>
          <table:table-cell table:style-name="ce22" table:content-validation-name="val5" office:value-type="float" office:value="1" calcext:value-type="float">
            <text:p>1</text:p>
          </table:table-cell>
          <table:table-cell table:style-name="ce22" table:content-validation-name="val6"/>
          <table:table-cell table:style-name="ce22" table:content-validation-name="val7" office:value-type="float" office:value="13" calcext:value-type="float">
            <text:p>1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Finished in Sprint 3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Track people’s names and email addresses</text:p>
          </table:table-cell>
          <table:table-cell table:style-name="ce39" office:value-type="string" calcext:value-type="string">
            <text:p>Find and contact them</text:p>
          </table:table-cell>
          <table:table-cell table:style-name="ce39" office:value-type="string" calcext:value-type="string">
            <text:p>Need a Person base class with to_string / operator&lt;&lt; name and a full_info method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STUDENT</text:p>
          </table:table-cell>
          <table:table-cell table:style-name="ce22" table:content-validation-name="val4" table:formula="of:=[.B26]+1" office:value-type="float" office:value="2" calcext:value-type="float">
            <text:p>2</text:p>
          </table:table-cell>
          <table:table-cell table:style-name="ce22" table:content-validation-name="val5" office:value-type="float" office:value="1" calcext:value-type="float">
            <text:p>1</text:p>
          </table:table-cell>
          <table:table-cell table:style-name="ce22" table:content-validation-name="val6"/>
          <table:table-cell table:style-name="ce22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Finished in Sprint 3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Track students by grade</text:p>
          </table:table-cell>
          <table:table-cell table:style-name="ce39" office:value-type="string" calcext:value-type="string">
            <text:p>Verify students’ progress</text:p>
          </table:table-cell>
          <table:table-cell table:style-name="ce39" office:value-type="string" calcext:value-type="string">
            <text:p>Need a Student derived class that includes the grade level (1-12)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PARENT</text:p>
          </table:table-cell>
          <table:table-cell table:style-name="ce22" table:content-validation-name="val4" table:formula="of:=[.B27]+1" office:value-type="float" office:value="3" calcext:value-type="float">
            <text:p>3</text:p>
          </table:table-cell>
          <table:table-cell table:style-name="ce22" table:content-validation-name="val5" office:value-type="float" office:value="1" calcext:value-type="float">
            <text:p>1</text:p>
          </table:table-cell>
          <table:table-cell table:style-name="ce22" table:content-validation-name="val6"/>
          <table:table-cell table:style-name="ce22" table:content-validation-name="val7" office:value-type="float" office:value="3" calcext:value-type="float">
            <text:p>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Finished in Sprint 3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Track parents</text:p>
          </table:table-cell>
          <table:table-cell table:style-name="ce39" office:value-type="string" calcext:value-type="string">
            <text:p>Coordinate on student progress</text:p>
          </table:table-cell>
          <table:table-cell table:style-name="ce39" office:value-type="string" calcext:value-type="string">
            <text:p>Need a Parent derived class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RELATE</text:p>
          </table:table-cell>
          <table:table-cell table:style-name="ce22" table:content-validation-name="val4" table:formula="of:=[.B28]+1" office:value-type="float" office:value="4" calcext:value-type="float">
            <text:p>4</text:p>
          </table:table-cell>
          <table:table-cell table:style-name="ce22" table:content-validation-name="val5" office:value-type="float" office:value="1" calcext:value-type="float">
            <text:p>1</text:p>
          </table:table-cell>
          <table:table-cell table:style-name="ce22" table:content-validation-name="val6"/>
          <table:table-cell table:style-name="ce22" table:content-validation-name="val7" office:value-type="float" office:value="5" calcext:value-type="float">
            <text:p>5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Finished in Sprint 3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Associate each student with parents bidirectionally</text:p>
          </table:table-cell>
          <table:table-cell table:style-name="ce39" office:value-type="string" calcext:value-type="string">
            <text:p>Know which parents to contact</text:p>
          </table:table-cell>
          <table:table-cell table:style-name="ce39" office:value-type="string" calcext:value-type="string">
            <text:p>Mutual aggregate relationship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CLI</text:p>
          </table:table-cell>
          <table:table-cell table:style-name="ce22" table:content-validation-name="val4" table:formula="of:=[.B29]+1" office:value-type="float" office:value="5" calcext:value-type="float">
            <text:p>5</text:p>
          </table:table-cell>
          <table:table-cell table:style-name="ce22" table:content-validation-name="val5" office:value-type="float" office:value="1" calcext:value-type="float">
            <text:p>1</text:p>
          </table:table-cell>
          <table:table-cell table:style-name="ce22" table:content-validation-name="val6" office:value-type="float" office:value="25" calcext:value-type="float">
            <text:p>25</text:p>
          </table:table-cell>
          <table:table-cell table:style-name="ce22" table:content-validation-name="val7" office:value-type="float" office:value="13" calcext:value-type="float">
            <text:p>1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Basic command line user interface</text:p>
          </table:table-cell>
          <table:table-cell table:style-name="ce39" office:value-type="string" calcext:value-type="string">
            <text:p>Verify the system before moving to a GUI</text:p>
          </table:table-cell>
          <table:table-cell table:style-name="ce39" office:value-type="string" calcext:value-type="string">
            <text:p>This is cli.cpp for sprint 1 only (optional for bonus points)</text:p>
          </table:table-cell>
          <table:table-cell table:number-columns-repeated="1013"/>
        </table:table-row>
        <table:table-row table:style-name="ro4">
          <table:table-cell table:style-name="ce11" office:value-type="string" calcext:value-type="string">
            <text:p>WINDOW</text:p>
          </table:table-cell>
          <table:table-cell table:style-name="ce23" table:content-validation-name="val5" table:formula="of:=[.B30]+1" office:value-type="float" office:value="6" calcext:value-type="float">
            <text:p>6</text:p>
          </table:table-cell>
          <table:table-cell table:style-name="ce2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23" table:content-validation-name="val7" office:value-type="float" office:value="13" calcext:value-type="float">
            <text:p>1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ll</text:p>
          </table:table-cell>
          <table:table-cell table:style-name="ce40" office:value-type="string" calcext:value-type="string">
            <text:p>Use a windowed rather than command line interface</text:p>
          </table:table-cell>
          <table:table-cell table:style-name="ce41" office:value-type="string" calcext:value-type="string">
            <text:p>Use SMART more intuitively</text:p>
          </table:table-cell>
          <table:table-cell table:style-name="ce41" office:value-type="string" calcext:value-type="string">
            <text:p>Create a main window with a menu bar, data area, and status bar</text:p>
          </table:table-cell>
          <table:table-cell table:number-columns-repeated="1013"/>
        </table:table-row>
        <table:table-row table:style-name="ro4">
          <table:table-cell table:style-name="ce11" office:value-type="string" calcext:value-type="string">
            <text:p>D_STUDENT</text:p>
          </table:table-cell>
          <table:table-cell table:style-name="ce23" table:content-validation-name="val5" table:formula="of:=[.B31]+1" office:value-type="float" office:value="7" calcext:value-type="float">
            <text:p>7</text:p>
          </table:table-cell>
          <table:table-cell table:style-name="ce2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23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41" office:value-type="string" calcext:value-type="string">
            <text:p>Create students via dialogs</text:p>
          </table:table-cell>
          <table:table-cell table:style-name="ce41" office:value-type="string" calcext:value-type="string">
            <text:p>Conveniently enter the data</text:p>
          </table:table-cell>
          <table:table-cell table:style-name="ce40" office:value-type="string" calcext:value-type="string">
            <text:p>Series of dialogs, one per constructor parameter, is OK</text:p>
          </table:table-cell>
          <table:table-cell table:number-columns-repeated="1013"/>
        </table:table-row>
        <table:table-row table:style-name="ro4">
          <table:table-cell table:style-name="ce11" office:value-type="string" calcext:value-type="string">
            <text:p>DISPLAY</text:p>
          </table:table-cell>
          <table:table-cell table:style-name="ce23" table:content-validation-name="val5" table:formula="of:=[.B32]+1" office:value-type="float" office:value="8" calcext:value-type="float">
            <text:p>8</text:p>
          </table:table-cell>
          <table:table-cell table:style-name="ce2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23" table:content-validation-name="val7" office:value-type="float" office:value="5" calcext:value-type="float">
            <text:p>5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Teacher</text:p>
          </table:table-cell>
          <table:table-cell table:style-name="ce40" office:value-type="string" calcext:value-type="string">
            <text:p>See all current data in the main window</text:p>
          </table:table-cell>
          <table:table-cell table:style-name="ce40" office:value-type="string" calcext:value-type="string">
            <text:p>Keep up with students</text:p>
          </table:table-cell>
          <table:table-cell table:style-name="ce41" office:value-type="string" calcext:value-type="string">
            <text:p>Display full_info for students and parents in a table in the data area</text:p>
          </table:table-cell>
          <table:table-cell table:number-columns-repeated="1013"/>
        </table:table-row>
        <table:table-row table:style-name="ro4">
          <table:table-cell table:style-name="ce11" office:value-type="string" calcext:value-type="string">
            <text:p>D_PARENT</text:p>
          </table:table-cell>
          <table:table-cell table:style-name="ce23" table:content-validation-name="val5" table:formula="of:=[.B33]+1" office:value-type="float" office:value="9" calcext:value-type="float">
            <text:p>9</text:p>
          </table:table-cell>
          <table:table-cell table:style-name="ce2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23" table:content-validation-name="val7" office:value-type="float" office:value="5" calcext:value-type="float">
            <text:p>5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41" office:value-type="string" calcext:value-type="string">
            <text:p>Create parents via dialogs</text:p>
          </table:table-cell>
          <table:table-cell table:style-name="ce41" office:value-type="string" calcext:value-type="string">
            <text:p>Conveniently enter the data</text:p>
          </table:table-cell>
          <table:table-cell table:style-name="ce40" office:value-type="string" calcext:value-type="string">
            <text:p>Series of dialogs, one per constructor parameter, is OK</text:p>
          </table:table-cell>
          <table:table-cell table:style-name="ce47" table:number-columns-repeated="1013"/>
        </table:table-row>
        <table:table-row table:style-name="ro4">
          <table:table-cell table:style-name="ce11" office:value-type="string" calcext:value-type="string">
            <text:p>D_RELATE</text:p>
          </table:table-cell>
          <table:table-cell table:style-name="ce23" table:content-validation-name="val5" table:formula="of:=[.B34]+1" office:value-type="float" office:value="10" calcext:value-type="float">
            <text:p>10</text:p>
          </table:table-cell>
          <table:table-cell table:style-name="ce2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23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41" office:value-type="string" calcext:value-type="string">
            <text:p>Relate students to parents via dialogs</text:p>
          </table:table-cell>
          <table:table-cell table:style-name="ce41" office:value-type="string" calcext:value-type="string">
            <text:p>Conveniently enter the data</text:p>
          </table:table-cell>
          <table:table-cell table:style-name="ce41" office:value-type="string" calcext:value-type="string">
            <text:p>Dialog listing students and entering index, then same for parents</text:p>
          </table:table-cell>
          <table:table-cell table:style-name="ce47" table:number-columns-repeated="1013"/>
        </table:table-row>
        <table:table-row table:style-name="ro4">
          <table:table-cell table:style-name="ce11" office:value-type="string" calcext:value-type="string">
            <text:p>NEW</text:p>
          </table:table-cell>
          <table:table-cell table:style-name="ce23" table:content-validation-name="val5" table:formula="of:=[.B35]+1" office:value-type="float" office:value="11" calcext:value-type="float">
            <text:p>11</text:p>
          </table:table-cell>
          <table:table-cell table:style-name="ce2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23" table:content-validation-name="val7" office:value-type="float" office:value="2" calcext:value-type="float">
            <text:p>2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41" office:value-type="string" calcext:value-type="string">
            <text:p>Clear all data</text:p>
          </table:table-cell>
          <table:table-cell table:style-name="ce41" office:value-type="string" calcext:value-type="string">
            <text:p>Start a new school</text:p>
          </table:table-cell>
          <table:table-cell table:style-name="ce41" office:value-type="string" calcext:value-type="string">
            <text:p>Simply clear all elements from the vectors </text:p>
          </table:table-cell>
          <table:table-cell table:style-name="ce47" table:number-columns-repeated="1013"/>
        </table:table-row>
        <table:table-row table:style-name="ro4">
          <table:table-cell table:style-name="ce10" office:value-type="string" calcext:value-type="string">
            <text:p>SAVE</text:p>
          </table:table-cell>
          <table:table-cell table:style-name="ce22" table:content-validation-name="val4" table:formula="of:=[.B36]+1" office:value-type="float" office:value="12" calcext:value-type="float">
            <text:p>12</text:p>
          </table:table-cell>
          <table:table-cell table:style-name="ce22" table:content-validation-name="val5" office:value-type="float" office:value="3" calcext:value-type="float">
            <text:p>3</text:p>
          </table:table-cell>
          <table:table-cell table:style-name="ce22" table:content-validation-name="val6"/>
          <table:table-cell table:style-name="ce22" table:content-validation-name="val7" office:value-type="float" office:value="13" calcext:value-type="float">
            <text:p>1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ll</text:p>
          </table:table-cell>
          <table:table-cell table:style-name="ce42" office:value-type="string" calcext:value-type="string">
            <text:p>Write the data to persistent storage</text:p>
          </table:table-cell>
          <table:table-cell table:style-name="ce39" office:value-type="string" calcext:value-type="string">
            <text:p>Don’t have to re-enter data</text:p>
          </table:table-cell>
          <table:table-cell table:style-name="ce39" office:value-type="string" calcext:value-type="string">
            <text:p>See Lecture 15 for an object-oriented strategy to create the file format</text:p>
          </table:table-cell>
          <table:table-cell table:style-name="ce47" table:number-columns-repeated="1013"/>
        </table:table-row>
        <table:table-row table:style-name="ro4">
          <table:table-cell table:style-name="ce10" office:value-type="string" calcext:value-type="string">
            <text:p>LOAD</text:p>
          </table:table-cell>
          <table:table-cell table:style-name="ce22" table:content-validation-name="val4" table:formula="of:=[.B37]+1" office:value-type="float" office:value="13" calcext:value-type="float">
            <text:p>13</text:p>
          </table:table-cell>
          <table:table-cell table:style-name="ce22" table:content-validation-name="val5" office:value-type="float" office:value="3" calcext:value-type="float">
            <text:p>3</text:p>
          </table:table-cell>
          <table:table-cell table:style-name="ce22" table:content-validation-name="val6"/>
          <table:table-cell table:style-name="ce22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ll</text:p>
          </table:table-cell>
          <table:table-cell table:style-name="ce39" office:value-type="string" calcext:value-type="string">
            <text:p>Load data for a school from persistent storage</text:p>
          </table:table-cell>
          <table:table-cell table:style-name="ce39" office:value-type="string" calcext:value-type="string">
            <text:p>Don’t have to re-enter data</text:p>
          </table:table-cell>
          <table:table-cell table:style-name="ce39" office:value-type="string" calcext:value-type="string">
            <text:p>Select file via a file chooser dialog</text:p>
          </table:table-cell>
          <table:table-cell table:style-name="ce47" table:number-columns-repeated="1013"/>
        </table:table-row>
        <table:table-row table:style-name="ro4">
          <table:table-cell table:style-name="ce10" office:value-type="string" calcext:value-type="string">
            <text:p>SAVEAS</text:p>
          </table:table-cell>
          <table:table-cell table:style-name="ce22" table:content-validation-name="val4" table:formula="of:=[.B38]+1" office:value-type="float" office:value="14" calcext:value-type="float">
            <text:p>14</text:p>
          </table:table-cell>
          <table:table-cell table:style-name="ce22" table:content-validation-name="val5" office:value-type="float" office:value="3" calcext:value-type="float">
            <text:p>3</text:p>
          </table:table-cell>
          <table:table-cell table:style-name="ce22" table:content-validation-name="val6"/>
          <table:table-cell table:style-name="ce22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Save data to a different filename</text:p>
          </table:table-cell>
          <table:table-cell table:style-name="ce39" office:value-type="string" calcext:value-type="string">
            <text:p>Create backups or baselines for new schools</text:p>
          </table:table-cell>
          <table:table-cell table:style-name="ce39" office:value-type="string" calcext:value-type="string">
            <text:p>Select filename via a file chooser dialog</text:p>
          </table:table-cell>
          <table:table-cell table:style-name="ce47" table:number-columns-repeated="1013"/>
        </table:table-row>
        <table:table-row table:style-name="ro4">
          <table:table-cell table:style-name="ce10" office:value-type="string" calcext:value-type="string">
            <text:p>TOOLBAR</text:p>
          </table:table-cell>
          <table:table-cell table:style-name="ce22" table:content-validation-name="val4" table:formula="of:=[.B39]+1" office:value-type="float" office:value="15" calcext:value-type="float">
            <text:p>15</text:p>
          </table:table-cell>
          <table:table-cell table:style-name="ce22" table:content-validation-name="val5" office:value-type="float" office:value="3" calcext:value-type="float">
            <text:p>3</text:p>
          </table:table-cell>
          <table:table-cell table:style-name="ce22" table:content-validation-name="val6"/>
          <table:table-cell table:style-name="ce22" table:content-validation-name="val7" office:value-type="float" office:value="5" calcext:value-type="float">
            <text:p>5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Finished in Sprint 4</text:p>
          </table:table-cell>
          <table:table-cell table:style-name="ce36" table:content-validation-name="val11" office:value-type="string" calcext:value-type="string">
            <text:p>All</text:p>
          </table:table-cell>
          <table:table-cell table:style-name="ce39" office:value-type="string" calcext:value-type="string">
            <text:p>Use the major features via a toolbar</text:p>
          </table:table-cell>
          <table:table-cell table:style-name="ce39" office:value-type="string" calcext:value-type="string">
            <text:p>Point and click</text:p>
          </table:table-cell>
          <table:table-cell table:style-name="ce39" office:value-type="string" calcext:value-type="string">
            <text:p>Suggest using the Nim game’s toolbar as a baseline</text:p>
          </table:table-cell>
          <table:table-cell table:style-name="ce47" table:number-columns-repeated="1013"/>
        </table:table-row>
        <table:table-row table:style-name="ro4">
          <table:table-cell table:style-name="ce10" office:value-type="string" calcext:value-type="string">
            <text:p>ABOUT</text:p>
          </table:table-cell>
          <table:table-cell table:style-name="ce22" table:content-validation-name="val4" table:formula="of:=[.B40]+1" office:value-type="float" office:value="16" calcext:value-type="float">
            <text:p>16</text:p>
          </table:table-cell>
          <table:table-cell table:style-name="ce22" table:content-validation-name="val5" office:value-type="float" office:value="3" calcext:value-type="float">
            <text:p>3</text:p>
          </table:table-cell>
          <table:table-cell table:style-name="ce22" table:content-validation-name="val6"/>
          <table:table-cell table:style-name="ce22" table:content-validation-name="val7" office:value-type="float" office:value="1" calcext:value-type="float">
            <text:p>1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Finished in Sprint 4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Display an About dialog with creator and version</text:p>
          </table:table-cell>
          <table:table-cell table:style-name="ce39" office:value-type="string" calcext:value-type="string">
            <text:p>Quickly determine which version is installed</text:p>
          </table:table-cell>
          <table:table-cell table:style-name="ce39" office:value-type="string" calcext:value-type="string">
            <text:p>Use Gtk::AboutDialog</text:p>
          </table:table-cell>
          <table:table-cell table:style-name="ce47" table:number-columns-repeated="1013"/>
        </table:table-row>
        <table:table-row table:style-name="ro4">
          <table:table-cell table:style-name="ce10" office:value-type="string" calcext:value-type="string">
            <text:p>AGG_IO</text:p>
          </table:table-cell>
          <table:table-cell table:style-name="ce22" table:content-validation-name="val4" table:formula="of:=[.B41]+1" office:value-type="float" office:value="17" calcext:value-type="float">
            <text:p>17</text:p>
          </table:table-cell>
          <table:table-cell table:style-name="ce22" table:content-validation-name="val5" office:value-type="float" office:value="3" calcext:value-type="float">
            <text:p>3</text:p>
          </table:table-cell>
          <table:table-cell table:style-name="ce22" table:content-validation-name="val6" office:value-type="float" office:value="25" calcext:value-type="float">
            <text:p>25</text:p>
          </table:table-cell>
          <table:table-cell table:style-name="ce22" table:content-validation-name="val7" office:value-type="float" office:value="21" calcext:value-type="float">
            <text:p>21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Also save the aggregate data</text:p>
          </table:table-cell>
          <table:table-cell table:style-name="ce39" office:value-type="string" calcext:value-type="string">
            <text:p>Relationships are not lost</text:p>
          </table:table-cell>
          <table:table-cell table:style-name="ce39" office:value-type="string" calcext:value-type="string">
            <text:p>This is obviously critical in a real application</text:p>
          </table:table-cell>
          <table:table-cell table:style-name="ce47" table:number-columns-repeated="1013"/>
        </table:table-row>
        <table:table-row table:style-name="ro4">
          <table:table-cell table:style-name="ce11" office:value-type="string" calcext:value-type="string">
            <text:p>SUBJECT</text:p>
          </table:table-cell>
          <table:table-cell table:style-name="ce23" table:formula="of:=[.B42]+1" office:value-type="float" office:value="18" calcext:value-type="float">
            <text:p>18</text:p>
          </table:table-cell>
          <table:table-cell table:style-name="ce23" table:content-validation-name="val5" office:value-type="float" office:value="4" calcext:value-type="float">
            <text:p>4</text:p>
          </table:table-cell>
          <table:table-cell table:style-name="ce23" table:content-validation-name="val6"/>
          <table:table-cell table:style-name="ce23" table:content-validation-name="val7" office:value-type="float" office:value="5" calcext:value-type="float">
            <text:p>5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41" office:value-type="string" calcext:value-type="string">
            <text:p>Select from a list of subjects offered</text:p>
          </table:table-cell>
          <table:table-cell table:style-name="ce41" office:value-type="string" calcext:value-type="string">
            <text:p>Defined courses for the students to take</text:p>
          </table:table-cell>
          <table:table-cell table:style-name="ce41" office:value-type="string" calcext:value-type="string">
            <text:p>These can be hard-coded – you may select the courses you offer (minimum 5)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COURSE</text:p>
          </table:table-cell>
          <table:table-cell table:style-name="ce24" table:formula="of:=[.B43]+1" office:value-type="float" office:value="19" calcext:value-type="float">
            <text:p>19</text:p>
          </table:table-cell>
          <table:table-cell table:style-name="ce23" table:content-validation-name="val5" office:value-type="float" office:value="4" calcext:value-type="float">
            <text:p>4</text:p>
          </table:table-cell>
          <table:table-cell table:style-name="ce23" table:content-validation-name="val6"/>
          <table:table-cell table:style-name="ce23" table:content-validation-name="val7" office:value-type="float" office:value="13" calcext:value-type="float">
            <text:p>1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41" office:value-type="string" calcext:value-type="string">
            <text:p>Specify the courses to be offered to students</text:p>
          </table:table-cell>
          <table:table-cell table:style-name="ce41" office:value-type="string" calcext:value-type="string">
            <text:p>Give the students the needed knowledge</text:p>
          </table:table-cell>
          <table:table-cell table:style-name="ce41" office:value-type="string" calcext:value-type="string">
            <text:p>You may still use EntryDialog for these if you don’t have time for unified dialogs</text:p>
          </table:table-cell>
          <table:table-cell table:style-name="ce47" table:number-columns-repeated="1013"/>
        </table:table-row>
        <table:table-row table:style-name="ro4">
          <table:table-cell table:style-name="ce11" office:value-type="string" calcext:value-type="string">
            <text:p>SEMESTER</text:p>
          </table:table-cell>
          <table:table-cell table:style-name="ce24" table:formula="of:=[.B44]+1" office:value-type="float" office:value="20" calcext:value-type="float">
            <text:p>20</text:p>
          </table:table-cell>
          <table:table-cell table:style-name="ce23" table:content-validation-name="val5" office:value-type="float" office:value="4" calcext:value-type="float">
            <text:p>4</text:p>
          </table:table-cell>
          <table:table-cell table:style-name="ce23" table:content-validation-name="val6"/>
          <table:table-cell table:style-name="ce23" table:content-validation-name="val7" office:value-type="float" office:value="5" calcext:value-type="float">
            <text:p>5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41" office:value-type="string" calcext:value-type="string">
            <text:p>Specify the semester and year</text:p>
          </table:table-cell>
          <table:table-cell table:style-name="ce41" office:value-type="string" calcext:value-type="string">
            <text:p>Define when courses are offered</text:p>
          </table:table-cell>
          <table:table-cell table:style-name="ce41" office:value-type="string" calcext:value-type="string">
            <text:p>fall, spring and summer are sufficient here</text:p>
          </table:table-cell>
          <table:table-cell table:style-name="ce47" table:number-columns-repeated="1013"/>
        </table:table-row>
        <table:table-row table:style-name="ro4">
          <table:table-cell table:style-name="ce11" office:value-type="string" calcext:value-type="string">
            <text:p>SECTION</text:p>
          </table:table-cell>
          <table:table-cell table:style-name="ce24" table:formula="of:=[.B45]+1" office:value-type="float" office:value="21" calcext:value-type="float">
            <text:p>21</text:p>
          </table:table-cell>
          <table:table-cell table:style-name="ce23" table:content-validation-name="val5" office:value-type="float" office:value="4" calcext:value-type="float">
            <text:p>4</text:p>
          </table:table-cell>
          <table:table-cell table:style-name="ce23" table:content-validation-name="val6"/>
          <table:table-cell table:style-name="ce23" table:content-validation-name="val7" office:value-type="float" office:value="13" calcext:value-type="float">
            <text:p>1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41" office:value-type="string" calcext:value-type="string">
            <text:p>Define specific sections of each course</text:p>
          </table:table-cell>
          <table:table-cell table:style-name="ce41" office:value-type="string" calcext:value-type="string">
            <text:p>Students (and eventually teachers) unite</text:p>
          </table:table-cell>
          <table:table-cell table:style-name="ce41"/>
          <table:table-cell table:style-name="ce47" table:number-columns-repeated="1013"/>
        </table:table-row>
        <table:table-row table:style-name="ro5">
          <table:table-cell table:style-name="ce10" office:value-type="string" calcext:value-type="string">
            <text:p>CBC</text:p>
          </table:table-cell>
          <table:table-cell table:style-name="ce22" table:content-validation-name="val4" table:formula="of:=[.B46]+1" office:value-type="float" office:value="22" calcext:value-type="float">
            <text:p>22</text:p>
          </table:table-cell>
          <table:table-cell table:style-name="ce22" table:content-validation-name="val5" office:value-type="float" office:value="4" calcext:value-type="float">
            <text:p>4</text:p>
          </table:table-cell>
          <table:table-cell table:style-name="ce22" table:content-validation-name="val6"/>
          <table:table-cell table:style-name="ce22" table:content-validation-name="val7" office:value-type="float" office:value="13" calcext:value-type="float">
            <text:p>1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Use a single dialog for related parents and students</text:p>
          </table:table-cell>
          <table:table-cell table:style-name="ce39" office:value-type="string" calcext:value-type="string">
            <text:p>Enter data more efficiently</text:p>
          </table:table-cell>
          <table:table-cell table:style-name="ce39" office:value-type="string" calcext:value-type="string">
            <text:p>Derive a self-populating template from Gtk::ComboBoxText – see requirements</text:p>
          </table:table-cell>
          <table:table-cell table:style-name="ce48" table:number-columns-repeated="1013"/>
        </table:table-row>
        <table:table-row table:style-name="ro4">
          <table:table-cell table:style-name="ce10" office:value-type="string" calcext:value-type="string">
            <text:p>TEACHER</text:p>
          </table:table-cell>
          <table:table-cell table:style-name="ce22" table:content-validation-name="val4" table:formula="of:=[.B47]+1" office:value-type="float" office:value="23" calcext:value-type="float">
            <text:p>23</text:p>
          </table:table-cell>
          <table:table-cell table:style-name="ce22" table:content-validation-name="val5" office:value-type="float" office:value="5" calcext:value-type="float">
            <text:p>5</text:p>
          </table:table-cell>
          <table:table-cell table:style-name="ce22" table:content-validation-name="val6"/>
          <table:table-cell table:style-name="ce22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Teacher</text:p>
          </table:table-cell>
          <table:table-cell table:style-name="ce39" office:value-type="string" calcext:value-type="string">
            <text:p>Track the subject mastery and sections taught </text:p>
          </table:table-cell>
          <table:table-cell table:style-name="ce39" office:value-type="string" calcext:value-type="string">
            <text:p>Know who’s teaching what each semester</text:p>
          </table:table-cell>
          <table:table-cell table:style-name="ce39" office:value-type="string" calcext:value-type="string">
            <text:p>This is the third class derived from Person</text:p>
          </table:table-cell>
          <table:table-cell table:style-name="ce47" table:number-columns-repeated="1013"/>
        </table:table-row>
        <table:table-row table:style-name="ro4">
          <table:table-cell table:style-name="ce10" office:value-type="string" calcext:value-type="string">
            <text:p>GRADE</text:p>
          </table:table-cell>
          <table:table-cell table:style-name="ce22" table:content-validation-name="val4" table:formula="of:=[.B48]+1" office:value-type="float" office:value="24" calcext:value-type="float">
            <text:p>24</text:p>
          </table:table-cell>
          <table:table-cell table:style-name="ce22" table:content-validation-name="val5" office:value-type="float" office:value="5" calcext:value-type="float">
            <text:p>5</text:p>
          </table:table-cell>
          <table:table-cell table:style-name="ce22" table:content-validation-name="val6"/>
          <table:table-cell table:style-name="ce22" table:content-validation-name="val7" office:value-type="float" office:value="3" calcext:value-type="float">
            <text:p>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Student</text:p>
          </table:table-cell>
          <table:table-cell table:style-name="ce39" office:value-type="string" calcext:value-type="string">
            <text:p>Define the grading system</text:p>
          </table:table-cell>
          <table:table-cell table:style-name="ce39" office:value-type="string" calcext:value-type="string">
            <text:p>Quantify academic progress</text:p>
          </table:table-cell>
          <table:table-cell table:style-name="ce39" office:value-type="string" calcext:value-type="string">
            <text:p>This is another enum class, with the same supporting functions</text:p>
          </table:table-cell>
          <table:table-cell table:style-name="ce47" table:number-columns-repeated="1013"/>
        </table:table-row>
        <table:table-row table:style-name="ro6">
          <table:table-cell table:style-name="ce10" office:value-type="string" calcext:value-type="string">
            <text:p>TRANSCRIPT</text:p>
          </table:table-cell>
          <table:table-cell table:style-name="ce22" table:content-validation-name="val4" table:formula="of:=[.B49]+1" office:value-type="float" office:value="25" calcext:value-type="float">
            <text:p>25</text:p>
          </table:table-cell>
          <table:table-cell table:style-name="ce22" table:content-validation-name="val5" office:value-type="float" office:value="5" calcext:value-type="float">
            <text:p>5</text:p>
          </table:table-cell>
          <table:table-cell table:style-name="ce22" table:content-validation-name="val6"/>
          <table:table-cell table:style-name="ce22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Student</text:p>
          </table:table-cell>
          <table:table-cell table:style-name="ce43" office:value-type="string" calcext:value-type="string">
            <text:p>Link student to classes with a grade</text:p>
          </table:table-cell>
          <table:table-cell table:style-name="ce43" office:value-type="string" calcext:value-type="string">
            <text:p>Track schedule and balance assignments</text:p>
          </table:table-cell>
          <table:table-cell table:style-name="ce43" office:value-type="string" calcext:value-type="string">
            <text:p>This is a Transcript association class that references a Student and Section with a Grade attribute (X means in progress). Store in a Mainwin::transcripts vector.</text:p>
          </table:table-cell>
          <table:table-cell table:style-name="ce48" table:number-columns-repeated="2"/>
          <table:table-cell table:style-name="ce47" table:number-columns-repeated="1011"/>
        </table:table-row>
        <table:table-row table:style-name="ro4">
          <table:table-cell table:style-name="ce12" office:value-type="string" calcext:value-type="string">
            <text:p>ITERATORS</text:p>
          </table:table-cell>
          <table:table-cell table:style-name="ce22" table:content-validation-name="val4" table:formula="of:=[.B50]+1" office:value-type="float" office:value="26" calcext:value-type="float">
            <text:p>26</text:p>
          </table:table-cell>
          <table:table-cell table:style-name="ce25" table:content-validation-name="val5" office:value-type="float" office:value="5" calcext:value-type="float">
            <text:p>5</text:p>
          </table:table-cell>
          <table:table-cell table:style-name="ce25" table:content-validation-name="val6"/>
          <table:table-cell table:style-name="ce25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/>
          <table:table-cell table:style-name="ce43" office:value-type="string" calcext:value-type="string">
            <text:p>TBD</text:p>
          </table:table-cell>
          <table:table-cell table:style-name="ce43" table:number-columns-repeated="2"/>
          <table:table-cell table:style-name="ce48" table:number-columns-repeated="2"/>
          <table:table-cell table:style-name="ce47" table:number-columns-repeated="1011"/>
        </table:table-row>
        <table:table-row table:style-name="ro4">
          <table:table-cell table:style-name="ce12"/>
          <table:table-cell table:style-name="ce25" table:content-validation-name="val4"/>
          <table:table-cell table:style-name="ce25" table:content-validation-name="val5"/>
          <table:table-cell table:style-name="ce25" table:content-validation-name="val6"/>
          <table:table-cell table:style-name="ce25" table:content-validation-name="val7"/>
          <table:table-cell table:style-name="ce33" table:content-validation-name="val8"/>
          <table:table-cell table:style-name="ce33" table:content-validation-name="val9"/>
          <table:table-cell table:style-name="ce36" table:content-validation-name="val11"/>
          <table:table-cell table:style-name="ce43" table:number-columns-repeated="3"/>
          <table:table-cell table:style-name="ce48" table:number-columns-repeated="2"/>
          <table:table-cell table:style-name="ce47" table:number-columns-repeated="1011"/>
        </table:table-row>
        <table:table-row table:style-name="ro3">
          <table:table-cell table:style-name="ce13"/>
          <table:table-cell table:style-name="ce26" table:content-validation-name="val4"/>
          <table:table-cell table:style-name="ce26" table:content-validation-name="val5"/>
          <table:table-cell table:style-name="ce26" table:content-validation-name="val6"/>
          <table:table-cell table:style-name="ce26" table:content-validation-name="val7"/>
          <table:table-cell table:style-name="ce26" table:content-validation-name="val8"/>
          <table:table-cell table:style-name="ce26" table:content-validation-name="val9"/>
          <table:table-cell table:style-name="ce37" table:content-validation-name="val12"/>
          <table:table-cell table:style-name="ce44" office:value-type="string" calcext:value-type="string">
            <text:p>BONUS WORK – COMPLETE ABOVE FEATURES FIRST!!!</text:p>
          </table:table-cell>
          <table:table-cell table:style-name="ce45" table:number-columns-repeated="2"/>
          <table:table-cell table:style-name="ce9" table:number-columns-repeated="1013"/>
        </table:table-row>
        <table:table-row table:style-name="ro5">
          <table:table-cell table:style-name="ce10" office:value-type="string" calcext:value-type="string">
            <text:p>UNIFIED</text:p>
          </table:table-cell>
          <table:table-cell table:style-name="ce22" table:content-validation-name="val4"/>
          <table:table-cell table:style-name="ce22" table:content-validation-name="val5"/>
          <table:table-cell table:style-name="ce22" table:content-validation-name="val6" office:value-type="float" office:value="36" calcext:value-type="float">
            <text:p>36</text:p>
          </table:table-cell>
          <table:table-cell table:style-name="ce22" table:content-validation-name="val7" office:value-type="float" office:value="13" calcext:value-type="float">
            <text:p>1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ll</text:p>
          </table:table-cell>
          <table:table-cell table:style-name="ce39" office:value-type="string" calcext:value-type="string">
            <text:p>Replace all remaining dialog sequences with unified dialogs each</text:p>
          </table:table-cell>
          <table:table-cell table:style-name="ce39" office:value-type="string" calcext:value-type="string">
            <text:p>Enter data more quickly</text:p>
          </table:table-cell>
          <table:table-cell table:style-name="ce39" office:value-type="string" calcext:value-type="string">
            <text:p>This covers the 6 main dialogs – 5 data types plus the association class (student to section). Each unified dialog earns 6 points.</text:p>
          </table:table-cell>
          <table:table-cell table:style-name="ce47" table:number-columns-repeated="1013"/>
        </table:table-row>
        <table:table-row table:style-name="ro7">
          <table:table-cell table:style-name="ce10" office:value-type="string" calcext:value-type="string">
            <text:p>EDIT</text:p>
          </table:table-cell>
          <table:table-cell table:style-name="ce22" table:content-validation-name="val4"/>
          <table:table-cell table:style-name="ce22" table:content-validation-name="val5"/>
          <table:table-cell table:style-name="ce22" table:content-validation-name="val6" office:value-type="float" office:value="36" calcext:value-type="float">
            <text:p>36</text:p>
          </table:table-cell>
          <table:table-cell table:style-name="ce22" table:content-validation-name="val7" office:value-type="float" office:value="13" calcext:value-type="float">
            <text:p>13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Permit editing the 5 major data types – students, parents, teachers, courses, and sections</text:p>
          </table:table-cell>
          <table:table-cell table:style-name="ce39" office:value-type="string" calcext:value-type="string">
            <text:p>Correct errors and changing personal info</text:p>
          </table:table-cell>
          <table:table-cell table:style-name="ce39" office:value-type="string" calcext:value-type="string">
            <text:p>Prerequisite: UNIFIED for an editable dialog. The same dialog that created the data can be used to edit it – just set the current values as defaults. An additional 6 points per dialog is awarded for editing the data. Consider an Edit menu. </text:p>
          </table:table-cell>
          <table:table-cell table:number-columns-repeated="1013"/>
        </table:table-row>
        <table:table-row table:style-name="ro5">
          <table:table-cell table:style-name="ce10" office:value-type="string" calcext:value-type="string">
            <text:p>SCROLL</text:p>
          </table:table-cell>
          <table:table-cell table:style-name="ce22" table:content-validation-name="val4"/>
          <table:table-cell table:style-name="ce22" table:content-validation-name="val5"/>
          <table:table-cell table:style-name="ce22" table:content-validation-name="val6" office:value-type="float" office:value="10" calcext:value-type="float">
            <text:p>10</text:p>
          </table:table-cell>
          <table:table-cell table:style-name="ce22" table:content-validation-name="val7" office:value-type="float" office:value="5" calcext:value-type="float">
            <text:p>5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ll</text:p>
          </table:table-cell>
          <table:table-cell table:style-name="ce39" office:value-type="string" calcext:value-type="string">
            <text:p>Make the main window’s data area scrollable</text:p>
          </table:table-cell>
          <table:table-cell table:style-name="ce39" office:value-type="string" calcext:value-type="string">
            <text:p>See large volumes of data</text:p>
          </table:table-cell>
          <table:table-cell table:style-name="ce39" office:value-type="string" calcext:value-type="string">
            <text:p>This is easier than it sounds. The exact settings (e.g., are the scrollbars always visible or only when scrolling is available?) are up to you</text:p>
          </table:table-cell>
          <table:table-cell table:number-columns-repeated="1013"/>
        </table:table-row>
        <table:table-row table:style-name="ro5">
          <table:table-cell table:style-name="ce10" office:value-type="string" calcext:value-type="string">
            <text:p>STATUS++</text:p>
          </table:table-cell>
          <table:table-cell table:style-name="ce22" table:content-validation-name="val4"/>
          <table:table-cell table:style-name="ce22" table:content-validation-name="val5"/>
          <table:table-cell table:style-name="ce22" table:content-validation-name="val6" office:value-type="float" office:value="15" calcext:value-type="float">
            <text:p>15</text:p>
          </table:table-cell>
          <table:table-cell table:style-name="ce22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ll</text:p>
          </table:table-cell>
          <table:table-cell table:style-name="ce39" office:value-type="string" calcext:value-type="string">
            <text:p>Replace the Gtk::Label for the status bar with Gtk::Statusbar, and maintain a message stack</text:p>
          </table:table-cell>
          <table:table-cell table:style-name="ce39" office:value-type="string" calcext:value-type="string">
            <text:p>Better track status of messages</text:p>
          </table:table-cell>
          <table:table-cell table:style-name="ce39" office:value-type="string" calcext:value-type="string">
            <text:p>Just swapping Gtk::Statusbar for Gtk::Label is trivial. Think through how to manage a first-in last-out stack of messages</text:p>
          </table:table-cell>
          <table:table-cell table:number-columns-repeated="1013"/>
        </table:table-row>
        <table:table-row table:style-name="ro8">
          <table:table-cell table:style-name="ce10" office:value-type="string" calcext:value-type="string">
            <text:p>MULTI</text:p>
          </table:table-cell>
          <table:table-cell table:style-name="ce22" table:content-validation-name="val4"/>
          <table:table-cell table:style-name="ce22" table:content-validation-name="val5"/>
          <table:table-cell table:style-name="ce22" table:content-validation-name="val6" office:value-type="float" office:value="70" calcext:value-type="float">
            <text:p>70</text:p>
          </table:table-cell>
          <table:table-cell table:style-name="ce22" table:content-validation-name="val7" office:value-type="float" office:value="34" calcext:value-type="float">
            <text:p>34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Administrator</text:p>
          </table:table-cell>
          <table:table-cell table:style-name="ce39" office:value-type="string" calcext:value-type="string">
            <text:p>Permit multiple schools to be open simultaneously</text:p>
          </table:table-cell>
          <table:table-cell table:style-name="ce39" office:value-type="string" calcext:value-type="string">
            <text:p>Support work at the district level or above</text:p>
          </table:table-cell>
          <table:table-cell table:style-name="ce39" office:value-type="string" calcext:value-type="string">
            <text:p>As shown at the end of the Sprint 1 requirements, move the data management to a School class, with methods for Mainwin to handle a school. Mainwin then stores a vector of pointers to the open Schools, with one “active” at any given time (usually selected by a Window menu, but tabs also work well). This is similar to how Microsoft Office handles multiple open documents.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PHOTO</text:p>
          </table:table-cell>
          <table:table-cell table:style-name="ce22" table:content-validation-name="val4"/>
          <table:table-cell table:style-name="ce22" table:content-validation-name="val5"/>
          <table:table-cell table:style-name="ce22" table:content-validation-name="val6" office:value-type="float" office:value="40" calcext:value-type="float">
            <text:p>40</text:p>
          </table:table-cell>
          <table:table-cell table:style-name="ce22" table:content-validation-name="val7" office:value-type="float" office:value="21" calcext:value-type="float">
            <text:p>21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Teacher</text:p>
          </table:table-cell>
          <table:table-cell table:style-name="ce39" office:value-type="string" calcext:value-type="string">
            <text:p>Include photos of students</text:p>
          </table:table-cell>
          <table:table-cell table:style-name="ce39" office:value-type="string" calcext:value-type="string">
            <text:p>Learn students names more quickly</text:p>
          </table:table-cell>
          <table:table-cell table:style-name="ce39" office:value-type="string" calcext:value-type="string">
            <text:p>The photos can be stored as JPEG files in the program directory (since we have no database), so store the filename as a Student attribute and use a Gtk::Image to display it.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GPA</text:p>
          </table:table-cell>
          <table:table-cell table:style-name="ce22" table:content-validation-name="val4"/>
          <table:table-cell table:style-name="ce22" table:content-validation-name="val5"/>
          <table:table-cell table:style-name="ce22" table:content-validation-name="val6" office:value-type="float" office:value="15" calcext:value-type="float">
            <text:p>15</text:p>
          </table:table-cell>
          <table:table-cell table:style-name="ce22" table:content-validation-name="val7" office:value-type="float" office:value="8" calcext:value-type="float">
            <text:p>8</text:p>
          </table:table-cell>
          <table:table-cell table:style-name="ce33" table:content-validation-name="val8"/>
          <table:table-cell table:style-name="ce33" table:content-validation-name="val9" office:value-type="string" calcext:value-type="string">
            <text:p>In Work</text:p>
          </table:table-cell>
          <table:table-cell table:style-name="ce36" table:content-validation-name="val11" office:value-type="string" calcext:value-type="string">
            <text:p>Student</text:p>
          </table:table-cell>
          <table:table-cell table:style-name="ce39" office:value-type="string" calcext:value-type="string">
            <text:p>List all classes with grades and a cumulative GPA</text:p>
          </table:table-cell>
          <table:table-cell table:style-name="ce39" office:value-type="string" calcext:value-type="string">
            <text:p>Enable students and their parents to track academic progress</text:p>
          </table:table-cell>
          <table:table-cell table:style-name="ce39" office:value-type="string" calcext:value-type="string">
            <text:p>List all of the classes ever attended by a selected student, the grade earned for each. Calculate and present a cumulative GPA (average of 4 points for an A, 3 for B, 2 for C, 1 for D, and 0 for F – omit I and X grades).</text:p>
          </table:table-cell>
          <table:table-cell table:number-columns-repeated="1013"/>
        </table:table-row>
        <table:table-row table:style-name="ro4" table:number-rows-repeated="5">
          <table:table-cell table:style-name="ce10"/>
          <table:table-cell table:style-name="ce22" table:content-validation-name="val4"/>
          <table:table-cell table:style-name="ce22" table:content-validation-name="val5"/>
          <table:table-cell table:style-name="ce22" table:content-validation-name="val6"/>
          <table:table-cell table:style-name="ce22" table:content-validation-name="val7"/>
          <table:table-cell table:style-name="ce33" table:content-validation-name="val8"/>
          <table:table-cell table:style-name="ce33" table:content-validation-name="val9"/>
          <table:table-cell table:style-name="ce36" table:content-validation-name="val11"/>
          <table:table-cell table:style-name="ce39" table:number-columns-repeated="3"/>
          <table:table-cell table:number-columns-repeated="1013"/>
        </table:table-row>
        <table:table-row table:style-name="ro4" table:number-rows-repeated="4">
          <table:table-cell table:style-name="ce10"/>
          <table:table-cell table:style-name="ce22" table:content-validation-name="val4"/>
          <table:table-cell table:style-name="ce22" table:content-validation-name="val5"/>
          <table:table-cell table:style-name="ce22" table:content-validation-name="val6"/>
          <table:table-cell table:style-name="ce22" table:content-validation-name="val7"/>
          <table:table-cell table:style-name="ce33" table:content-validation-name="val8"/>
          <table:table-cell table:style-name="ce33" table:content-validation-name="val9"/>
          <table:table-cell table:style-name="ce36" table:content-validation-name="val11"/>
          <table:table-cell table:style-name="ce10"/>
          <table:table-cell table:style-name="ce46" table:number-columns-repeated="2"/>
          <table:table-cell table:number-columns-repeated="1013"/>
        </table:table-row>
        <table:table-row table:style-name="ro4">
          <table:table-cell table:style-name="ce10"/>
          <table:table-cell table:style-name="ce22" table:content-validation-name="val4"/>
          <table:table-cell table:style-name="ce22" table:content-validation-name="val5"/>
          <table:table-cell table:style-name="ce22" table:content-validation-name="val6"/>
          <table:table-cell table:style-name="ce22" table:content-validation-name="val7"/>
          <table:table-cell table:style-name="ce33" table:content-validation-name="val8"/>
          <table:table-cell table:style-name="ce33" table:content-validation-name="val9"/>
          <table:table-cell table:style-name="ce36" table:content-validation-name="val11"/>
          <table:table-cell table:style-name="ce10"/>
          <table:table-cell table:style-name="ce39"/>
          <table:table-cell table:style-name="ce46"/>
          <table:table-cell table:number-columns-repeated="1013"/>
        </table:table-row>
        <table:table-row table:style-name="ro4" table:number-rows-repeated="35">
          <table:table-cell table:style-name="ce10"/>
          <table:table-cell table:style-name="ce22" table:content-validation-name="val4"/>
          <table:table-cell table:style-name="ce22" table:content-validation-name="val5"/>
          <table:table-cell table:style-name="ce22" table:content-validation-name="val6"/>
          <table:table-cell table:style-name="ce22" table:content-validation-name="val7"/>
          <table:table-cell table:style-name="ce33" table:content-validation-name="val8"/>
          <table:table-cell table:style-name="ce33" table:content-validation-name="val9"/>
          <table:table-cell table:style-name="ce36" table:content-validation-name="val11"/>
          <table:table-cell table:style-name="ce10"/>
          <table:table-cell table:style-name="ce46" table:number-columns-repeated="2"/>
          <table:table-cell table:number-columns-repeated="1013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1 Backlog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ce63"/>
        <table:table-column table:style-name="co12" table:number-columns-repeated="1018" table:default-cell-style-name="Default"/>
        <table:table-row table:style-name="ro2">
          <table:table-cell table:style-name="ce49" office:value-type="string" calcext:value-type="string">
            <text:p>Sprint #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5" office:value-type="string" calcext:value-type="string">
            <text:p>Complete Fields in Green!!!</text:p>
          </table:table-cell>
          <table:table-cell table:style-name="ce58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Start on</text:p>
          </table:table-cell>
          <table:table-cell table:style-name="ce51" office:value-type="date" office:date-value="2021-03-02" calcext:value-type="date">
            <text:p>Mar 02</text:p>
          </table:table-cell>
          <table:table-cell table:style-name="ce49"/>
          <table:table-cell table:style-name="ce56" office:value-type="string" calcext:value-type="string">
            <text:p>*** Create a new Sprint Backlog for EVERY SPRINT ***</text:p>
          </table:table-cell>
          <table:table-cell table:style-name="ce49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End on</text:p>
          </table:table-cell>
          <table:table-cell table:style-name="ce51" table:formula="of:=[.B2]+7" office:value-type="date" office:date-value="2021-03-09" calcext:value-type="date">
            <text:p>Mar 09</text:p>
          </table:table-cell>
          <table:table-cell table:style-name="ce49"/>
          <table:table-cell table:style-name="ce49">
            <draw:frame draw:z-index="0" draw:name="shape" draw:style-name="gr1" draw:text-style-name="P1" svg:width="4.1028in" svg:height="2.0205in" svg:x="1.837in" svg:y="0.076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9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emo on</text:p>
          </table:table-cell>
          <table:table-cell table:style-name="ce52" office:value-type="string" calcext:value-type="string">
            <text:p>TBD</text:p>
          </table:table-cell>
          <table:table-cell table:style-name="ce49" table:number-columns-repeated="3"/>
          <table:table-cell table:style-name="ce60"/>
          <table:table-cell table:style-name="ce58" table:number-columns-repeated="1018"/>
        </table:table-row>
        <table:table-row table:style-name="ro4">
          <table:table-cell table:style-name="ce49"/>
          <table:table-cell table:style-name="ce52"/>
          <table:table-cell table:style-name="ce49" table:number-columns-repeated="3"/>
          <table:table-cell table:style-name="ce60"/>
          <table:table-cell table:style-name="ce58" table:number-columns-repeated="1018"/>
        </table:table-row>
        <table:table-row table:style-name="ro4">
          <table:table-cell table:style-name="ce49"/>
          <table:table-cell table:style-name="ce53" office:value-type="string" calcext:value-type="string">
            <text:p>Remaining</text:p>
          </table:table-cell>
          <table:table-cell table:style-name="ce49" office:value-type="string" calcext:value-type="string">
            <text:p>Completed (this day)</text:p>
          </table:table-cell>
          <table:table-cell table:style-name="ce49" table:number-columns-repeated="2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Total Tasks</text:p>
          </table:table-cell>
          <table:table-cell table:style-name="ce49" table:formula="of:=COUNTA([.D17:.D995])" office:value-type="float" office:value="0" calcext:value-type="float">
            <text:p>0</text:p>
          </table:table-cell>
          <table:table-cell table:style-name="ce49" table:number-columns-repeated="3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1 Left</text:p>
          </table:table-cell>
          <table:table-cell table:style-name="ce49" table:formula="of:=[.B7]-[.C8]" office:value-type="float" office:value="0" calcext:value-type="float">
            <text:p>0</text:p>
          </table:table-cell>
          <table:table-cell table:style-name="ce49" table:formula="of:=COUNTIF([.E$17:.E$995]; &quot;Completed Day 1&quot;)" office:value-type="float" office:value="0" calcext:value-type="float">
            <text:p>0</text:p>
          </table:table-cell>
          <table:table-cell table:style-name="ce49" table:number-columns-repeated="2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2 Left</text:p>
          </table:table-cell>
          <table:table-cell table:style-name="ce49" table:formula="of:=[.B8]-[.C9]" office:value-type="float" office:value="0" calcext:value-type="float">
            <text:p>0</text:p>
          </table:table-cell>
          <table:table-cell table:style-name="ce49" table:formula="of:=COUNTIF([.E$17:.E$995]; &quot;Completed Day 2&quot;)" office:value-type="float" office:value="0" calcext:value-type="float">
            <text:p>0</text:p>
          </table:table-cell>
          <table:table-cell table:style-name="ce49" table:number-columns-repeated="2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3 Left</text:p>
          </table:table-cell>
          <table:table-cell table:style-name="ce49" table:formula="of:=[.B9]-[.C10]" office:value-type="float" office:value="0" calcext:value-type="float">
            <text:p>0</text:p>
          </table:table-cell>
          <table:table-cell table:style-name="ce49" table:formula="of:=COUNTIF([.E$17:.E$995]; &quot;Completed Day 3&quot;)" office:value-type="float" office:value="0" calcext:value-type="float">
            <text:p>0</text:p>
          </table:table-cell>
          <table:table-cell table:style-name="ce49" table:number-columns-repeated="2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4 Left</text:p>
          </table:table-cell>
          <table:table-cell table:style-name="ce49" table:formula="of:=[.B10]-[.C11]" office:value-type="float" office:value="0" calcext:value-type="float">
            <text:p>0</text:p>
          </table:table-cell>
          <table:table-cell table:style-name="ce49" table:formula="of:=COUNTIF([.E$17:.E$995]; &quot;Completed Day 4&quot;)" office:value-type="float" office:value="0" calcext:value-type="float">
            <text:p>0</text:p>
          </table:table-cell>
          <table:table-cell table:style-name="ce49" table:number-columns-repeated="2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5 Left</text:p>
          </table:table-cell>
          <table:table-cell table:style-name="ce49" table:formula="of:=[.B11]-[.C12]" office:value-type="float" office:value="0" calcext:value-type="float">
            <text:p>0</text:p>
          </table:table-cell>
          <table:table-cell table:style-name="ce49" table:formula="of:=COUNTIF([.E$17:.E$995]; &quot;Completed Day 5&quot;)" office:value-type="float" office:value="0" calcext:value-type="float">
            <text:p>0</text:p>
          </table:table-cell>
          <table:table-cell table:style-name="ce49" table:number-columns-repeated="2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6 Left</text:p>
          </table:table-cell>
          <table:table-cell table:style-name="ce49" table:formula="of:=[.B12]-[.C13]" office:value-type="float" office:value="0" calcext:value-type="float">
            <text:p>0</text:p>
          </table:table-cell>
          <table:table-cell table:style-name="ce49" table:formula="of:=COUNTIF([.E$17:.E$995]; &quot;Completed Day 6&quot;)" office:value-type="float" office:value="0" calcext:value-type="float">
            <text:p>0</text:p>
          </table:table-cell>
          <table:table-cell table:style-name="ce49" table:number-columns-repeated="2"/>
          <table:table-cell table:style-name="ce60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7 Left</text:p>
          </table:table-cell>
          <table:table-cell table:style-name="ce49" table:formula="of:=[.B13]-[.C14]" office:value-type="float" office:value="0" calcext:value-type="float">
            <text:p>0</text:p>
          </table:table-cell>
          <table:table-cell table:style-name="ce49" table:formula="of:=COUNTIF([.E$17:.E$995]; &quot;Completed Day 7&quot;)" office:value-type="float" office:value="0" calcext:value-type="float">
            <text:p>0</text:p>
          </table:table-cell>
          <table:table-cell table:style-name="ce49" table:number-columns-repeated="2"/>
          <table:table-cell table:style-name="ce60"/>
          <table:table-cell table:style-name="ce58" table:number-columns-repeated="1018"/>
        </table:table-row>
        <table:table-row table:style-name="ro4">
          <table:table-cell table:style-name="ce49" table:number-columns-repeated="3"/>
          <table:table-cell table:style-name="ce34" office:value-type="string" calcext:value-type="string">
            <text:p>Note: Due to the late project start, the results of this sprint will be provided to you (although you may use your own solution if you prefer)</text:p>
          </table:table-cell>
          <table:table-cell table:style-name="ce49"/>
          <table:table-cell table:style-name="ce60"/>
          <table:table-cell table:style-name="ce58" table:number-columns-repeated="1018"/>
        </table:table-row>
        <table:table-row table:style-name="ro4">
          <table:table-cell table:style-name="ce50" office:value-type="string" calcext:value-type="string">
            <text:p>Task ID</text:p>
          </table:table-cell>
          <table:table-cell table:style-name="ce50" office:value-type="string" calcext:value-type="string">
            <text:p>Feature ID</text:p>
          </table:table-cell>
          <table:table-cell table:style-name="ce50" office:value-type="string" calcext:value-type="string">
            <text:p>Assigned To</text:p>
          </table:table-cell>
          <table:table-cell table:style-name="ce50" office:value-type="string" calcext:value-type="string">
            <text:p>Task</text:p>
          </table:table-cell>
          <table:table-cell table:style-name="ce50" office:value-type="string" calcext:value-type="string">
            <text:p>Status</text:p>
          </table:table-cell>
          <table:table-cell table:style-name="ce61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4" table:content-validation-name="val14" office:value-type="float" office:value="1" calcext:value-type="float">
            <text:p>1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" calcext:value-type="float">
            <text:p>2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" calcext:value-type="float">
            <text:p>3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" calcext:value-type="float">
            <text:p>4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" calcext:value-type="float">
            <text:p>5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" calcext:value-type="float">
            <text:p>6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" calcext:value-type="float">
            <text:p>7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8" calcext:value-type="float">
            <text:p>8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9" calcext:value-type="float">
            <text:p>9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0" calcext:value-type="float">
            <text:p>10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1" calcext:value-type="float">
            <text:p>11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2" calcext:value-type="float">
            <text:p>12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3" calcext:value-type="float">
            <text:p>13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4" calcext:value-type="float">
            <text:p>14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5" calcext:value-type="float">
            <text:p>15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6" calcext:value-type="float">
            <text:p>16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7" calcext:value-type="float">
            <text:p>17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8" calcext:value-type="float">
            <text:p>18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19" calcext:value-type="float">
            <text:p>19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0" calcext:value-type="float">
            <text:p>20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1" calcext:value-type="float">
            <text:p>21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2" calcext:value-type="float">
            <text:p>22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3" calcext:value-type="float">
            <text:p>23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4" calcext:value-type="float">
            <text:p>24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5" calcext:value-type="float">
            <text:p>25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6" calcext:value-type="float">
            <text:p>26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7" calcext:value-type="float">
            <text:p>27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8" calcext:value-type="float">
            <text:p>28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29" calcext:value-type="float">
            <text:p>29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0" calcext:value-type="float">
            <text:p>30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1" calcext:value-type="float">
            <text:p>31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2" calcext:value-type="float">
            <text:p>32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3" calcext:value-type="float">
            <text:p>33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4" calcext:value-type="float">
            <text:p>34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5" calcext:value-type="float">
            <text:p>35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6" calcext:value-type="float">
            <text:p>36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7" calcext:value-type="float">
            <text:p>37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8" calcext:value-type="float">
            <text:p>38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39" calcext:value-type="float">
            <text:p>39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0" calcext:value-type="float">
            <text:p>40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1" calcext:value-type="float">
            <text:p>41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2" calcext:value-type="float">
            <text:p>42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3" calcext:value-type="float">
            <text:p>43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4" calcext:value-type="float">
            <text:p>44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5" calcext:value-type="float">
            <text:p>45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6" calcext:value-type="float">
            <text:p>46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7" calcext:value-type="float">
            <text:p>47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8" calcext:value-type="float">
            <text:p>48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49" calcext:value-type="float">
            <text:p>49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0" calcext:value-type="float">
            <text:p>50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1" calcext:value-type="float">
            <text:p>51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2" calcext:value-type="float">
            <text:p>52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3" calcext:value-type="float">
            <text:p>53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4" calcext:value-type="float">
            <text:p>54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5" calcext:value-type="float">
            <text:p>55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6" calcext:value-type="float">
            <text:p>56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7" calcext:value-type="float">
            <text:p>57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8" calcext:value-type="float">
            <text:p>58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59" calcext:value-type="float">
            <text:p>59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0" calcext:value-type="float">
            <text:p>60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1" calcext:value-type="float">
            <text:p>61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2" calcext:value-type="float">
            <text:p>62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3" calcext:value-type="float">
            <text:p>63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4" calcext:value-type="float">
            <text:p>64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5" calcext:value-type="float">
            <text:p>65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6" calcext:value-type="float">
            <text:p>66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7" calcext:value-type="float">
            <text:p>67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8" calcext:value-type="float">
            <text:p>68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69" calcext:value-type="float">
            <text:p>69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0" calcext:value-type="float">
            <text:p>70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1" calcext:value-type="float">
            <text:p>71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2" calcext:value-type="float">
            <text:p>72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3" calcext:value-type="float">
            <text:p>73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4" calcext:value-type="float">
            <text:p>74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5" calcext:value-type="float">
            <text:p>75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6" calcext:value-type="float">
            <text:p>76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7" calcext:value-type="float">
            <text:p>77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8" calcext:value-type="float">
            <text:p>78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79" calcext:value-type="float">
            <text:p>79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80" calcext:value-type="float">
            <text:p>80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81" calcext:value-type="float">
            <text:p>81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82" calcext:value-type="float">
            <text:p>82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83" calcext:value-type="float">
            <text:p>83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>
          <table:table-cell table:style-name="ce14" table:content-validation-name="val14" office:value-type="float" office:value="84" calcext:value-type="float">
            <text:p>84</text:p>
          </table:table-cell>
          <table:table-cell table:style-name="ce54" table:content-validation-name="val15"/>
          <table:table-cell table:style-name="ce14" table:content-validation-name="val16"/>
          <table:table-cell table:style-name="ce57" table:content-validation-name="val17"/>
          <table:table-cell table:style-name="ce59" table:content-validation-name="val18"/>
          <table:table-cell table:style-name="ce62" table:content-validation-name="val19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2 Backlog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2">
          <table:table-cell table:style-name="ce49" office:value-type="string" calcext:value-type="string">
            <text:p>Sprint #</text:p>
          </table:table-cell>
          <table:table-cell table:style-name="ce49" table:formula="of:=[$'Sprint 01 Backlog'.B1]+1" office:value-type="float" office:value="2" calcext:value-type="float">
            <text:p>2</text:p>
          </table:table-cell>
          <table:table-cell table:style-name="ce49"/>
          <table:table-cell table:style-name="ce55" office:value-type="string" calcext:value-type="string">
            <text:p>Complete Fields in Green!!!</text:p>
          </table:table-cell>
          <table:table-cell table:style-name="ce58"/>
          <table:table-cell table:style-name="ce49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Start on</text:p>
          </table:table-cell>
          <table:table-cell table:style-name="ce51" table:formula="of:=[$'Sprint 01 Backlog'.B3]" office:value-type="date" office:date-value="2021-03-09" calcext:value-type="date">
            <text:p>Mar 09</text:p>
          </table:table-cell>
          <table:table-cell table:style-name="ce49"/>
          <table:table-cell table:style-name="ce56" office:value-type="string" calcext:value-type="string">
            <text:p>*** Create a new Sprint Backlog for EVERY SPRINT ***</text:p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End on</text:p>
          </table:table-cell>
          <table:table-cell table:style-name="ce51" table:formula="of:=[.B2]+14" office:value-type="date" office:date-value="2021-03-23" calcext:value-type="date">
            <text:p>Mar 23</text:p>
          </table:table-cell>
          <table:table-cell table:style-name="ce49"/>
          <table:table-cell table:style-name="ce49">
            <draw:frame draw:z-index="0" draw:name="shape" draw:style-name="gr1" draw:text-style-name="P1" svg:width="4.0976in" svg:height="2.0205in" svg:x="1.837in" svg:y="0.076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emo on</text:p>
          </table:table-cell>
          <table:table-cell table:style-name="ce52" office:value-type="string" calcext:value-type="string">
            <text:p>TBD</text:p>
          </table:table-cell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/>
          <table:table-cell table:style-name="ce52"/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/>
          <table:table-cell table:style-name="ce53" office:value-type="string" calcext:value-type="string">
            <text:p>Remaining</text:p>
          </table:table-cell>
          <table:table-cell table:style-name="ce49" office:value-type="string" calcext:value-type="string">
            <text:p>Completed (this day)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Total Tasks</text:p>
          </table:table-cell>
          <table:table-cell table:style-name="ce49" table:formula="of:=COUNTA([.D17:.D995])" office:value-type="float" office:value="0" calcext:value-type="float">
            <text:p>0</text:p>
          </table:table-cell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1 Left</text:p>
          </table:table-cell>
          <table:table-cell table:style-name="ce49" table:formula="of:=[.B7]-[.C8]" office:value-type="float" office:value="0" calcext:value-type="float">
            <text:p>0</text:p>
          </table:table-cell>
          <table:table-cell table:style-name="ce49" table:formula="of:=COUNTIF([.E$17:.E$995]; &quot;Completed Day 1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2 Left</text:p>
          </table:table-cell>
          <table:table-cell table:style-name="ce49" table:formula="of:=[.B8]-[.C9]" office:value-type="float" office:value="0" calcext:value-type="float">
            <text:p>0</text:p>
          </table:table-cell>
          <table:table-cell table:style-name="ce49" table:formula="of:=COUNTIF([.E$17:.E$995]; &quot;Completed Day 2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3 Left</text:p>
          </table:table-cell>
          <table:table-cell table:style-name="ce49" table:formula="of:=[.B9]-[.C10]" office:value-type="float" office:value="0" calcext:value-type="float">
            <text:p>0</text:p>
          </table:table-cell>
          <table:table-cell table:style-name="ce49" table:formula="of:=COUNTIF([.E$17:.E$995]; &quot;Completed Day 3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4 Left</text:p>
          </table:table-cell>
          <table:table-cell table:style-name="ce49" table:formula="of:=[.B10]-[.C11]" office:value-type="float" office:value="0" calcext:value-type="float">
            <text:p>0</text:p>
          </table:table-cell>
          <table:table-cell table:style-name="ce49" table:formula="of:=COUNTIF([.E$17:.E$995]; &quot;Completed Day 4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5 Left</text:p>
          </table:table-cell>
          <table:table-cell table:style-name="ce49" table:formula="of:=[.B11]-[.C12]" office:value-type="float" office:value="0" calcext:value-type="float">
            <text:p>0</text:p>
          </table:table-cell>
          <table:table-cell table:style-name="ce49" table:formula="of:=COUNTIF([.E$17:.E$995]; &quot;Completed Day 5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6 Left</text:p>
          </table:table-cell>
          <table:table-cell table:style-name="ce49" table:formula="of:=[.B12]-[.C13]" office:value-type="float" office:value="0" calcext:value-type="float">
            <text:p>0</text:p>
          </table:table-cell>
          <table:table-cell table:style-name="ce49" table:formula="of:=COUNTIF([.E$17:.E$995]; &quot;Completed Day 6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7 Left</text:p>
          </table:table-cell>
          <table:table-cell table:style-name="ce49" table:formula="of:=[.B13]-[.C14]" office:value-type="float" office:value="0" calcext:value-type="float">
            <text:p>0</text:p>
          </table:table-cell>
          <table:table-cell table:style-name="ce49" table:formula="of:=COUNTIF([.E$17:.E$995]; &quot;Completed Day 7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table:number-columns-repeated="3"/>
          <table:table-cell table:style-name="ce34" office:value-type="string" calcext:value-type="string">
            <text:p>ADD tasks below to complete each feature for THIS sprint</text:p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50" office:value-type="string" calcext:value-type="string">
            <text:p>Task ID</text:p>
          </table:table-cell>
          <table:table-cell table:style-name="ce50" office:value-type="string" calcext:value-type="string">
            <text:p>Feature ID</text:p>
          </table:table-cell>
          <table:table-cell table:style-name="ce50" office:value-type="string" calcext:value-type="string">
            <text:p>Assigned To</text:p>
          </table:table-cell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4" table:content-validation-name="val20" office:value-type="float" office:value="1" calcext:value-type="float">
            <text:p>1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" calcext:value-type="float">
            <text:p>2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" calcext:value-type="float">
            <text:p>3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" calcext:value-type="float">
            <text:p>4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" calcext:value-type="float">
            <text:p>5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" calcext:value-type="float">
            <text:p>6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" calcext:value-type="float">
            <text:p>7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8" calcext:value-type="float">
            <text:p>8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9" calcext:value-type="float">
            <text:p>9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0" calcext:value-type="float">
            <text:p>10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1" calcext:value-type="float">
            <text:p>11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2" calcext:value-type="float">
            <text:p>12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3" calcext:value-type="float">
            <text:p>13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4" calcext:value-type="float">
            <text:p>14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5" calcext:value-type="float">
            <text:p>15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6" calcext:value-type="float">
            <text:p>16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7" calcext:value-type="float">
            <text:p>17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8" calcext:value-type="float">
            <text:p>18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19" calcext:value-type="float">
            <text:p>19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0" calcext:value-type="float">
            <text:p>20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1" calcext:value-type="float">
            <text:p>21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2" calcext:value-type="float">
            <text:p>22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3" calcext:value-type="float">
            <text:p>23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4" calcext:value-type="float">
            <text:p>24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5" calcext:value-type="float">
            <text:p>25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6" calcext:value-type="float">
            <text:p>26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7" calcext:value-type="float">
            <text:p>27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8" calcext:value-type="float">
            <text:p>28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29" calcext:value-type="float">
            <text:p>29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0" calcext:value-type="float">
            <text:p>30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1" calcext:value-type="float">
            <text:p>31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2" calcext:value-type="float">
            <text:p>32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3" calcext:value-type="float">
            <text:p>33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4" calcext:value-type="float">
            <text:p>34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5" calcext:value-type="float">
            <text:p>35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6" calcext:value-type="float">
            <text:p>36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7" calcext:value-type="float">
            <text:p>37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8" calcext:value-type="float">
            <text:p>38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39" calcext:value-type="float">
            <text:p>39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0" calcext:value-type="float">
            <text:p>40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1" calcext:value-type="float">
            <text:p>41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2" calcext:value-type="float">
            <text:p>42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3" calcext:value-type="float">
            <text:p>43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4" calcext:value-type="float">
            <text:p>44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5" calcext:value-type="float">
            <text:p>45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6" calcext:value-type="float">
            <text:p>46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7" calcext:value-type="float">
            <text:p>47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8" calcext:value-type="float">
            <text:p>48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49" calcext:value-type="float">
            <text:p>49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0" calcext:value-type="float">
            <text:p>50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1" calcext:value-type="float">
            <text:p>51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2" calcext:value-type="float">
            <text:p>52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3" calcext:value-type="float">
            <text:p>53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4" calcext:value-type="float">
            <text:p>54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5" calcext:value-type="float">
            <text:p>55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6" calcext:value-type="float">
            <text:p>56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7" calcext:value-type="float">
            <text:p>57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8" calcext:value-type="float">
            <text:p>58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59" calcext:value-type="float">
            <text:p>59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0" calcext:value-type="float">
            <text:p>60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1" calcext:value-type="float">
            <text:p>61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2" calcext:value-type="float">
            <text:p>62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3" calcext:value-type="float">
            <text:p>63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4" calcext:value-type="float">
            <text:p>64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5" calcext:value-type="float">
            <text:p>65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6" calcext:value-type="float">
            <text:p>66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7" calcext:value-type="float">
            <text:p>67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8" calcext:value-type="float">
            <text:p>68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69" calcext:value-type="float">
            <text:p>69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0" calcext:value-type="float">
            <text:p>70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1" calcext:value-type="float">
            <text:p>71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2" calcext:value-type="float">
            <text:p>72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3" calcext:value-type="float">
            <text:p>73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4" calcext:value-type="float">
            <text:p>74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5" calcext:value-type="float">
            <text:p>75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6" calcext:value-type="float">
            <text:p>76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7" calcext:value-type="float">
            <text:p>77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8" calcext:value-type="float">
            <text:p>78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79" calcext:value-type="float">
            <text:p>79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80" calcext:value-type="float">
            <text:p>80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81" calcext:value-type="float">
            <text:p>81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82" calcext:value-type="float">
            <text:p>82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83" calcext:value-type="float">
            <text:p>83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>
          <table:table-cell table:style-name="ce14" table:content-validation-name="val20" office:value-type="float" office:value="84" calcext:value-type="float">
            <text:p>84</text:p>
          </table:table-cell>
          <table:table-cell table:style-name="ce54" table:content-validation-name="val21"/>
          <table:table-cell table:style-name="ce14" table:content-validation-name="val22"/>
          <table:table-cell table:style-name="ce57" table:content-validation-name="val23"/>
          <table:table-cell table:style-name="ce59" table:content-validation-name="val24"/>
          <table:table-cell table:style-name="ce62" table:content-validation-name="val25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3 Backlog" table:style-name="ta4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2">
          <table:table-cell table:style-name="ce49" office:value-type="string" calcext:value-type="string">
            <text:p>Sprint #</text:p>
          </table:table-cell>
          <table:table-cell table:style-name="ce49" table:formula="of:=[$'Sprint 02 Backlog'.B1]+1" office:value-type="float" office:value="3" calcext:value-type="float">
            <text:p>3</text:p>
          </table:table-cell>
          <table:table-cell table:style-name="ce49"/>
          <table:table-cell table:style-name="ce55" office:value-type="string" calcext:value-type="string">
            <text:p>Complete Fields in Green!!!</text:p>
          </table:table-cell>
          <table:table-cell table:style-name="ce58"/>
          <table:table-cell table:style-name="ce49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Start on</text:p>
          </table:table-cell>
          <table:table-cell table:style-name="ce51" table:formula="of:=[$'Sprint 02 Backlog'.B2]+14" office:value-type="date" office:date-value="2021-03-23" calcext:value-type="date">
            <text:p>Mar 23</text:p>
          </table:table-cell>
          <table:table-cell table:style-name="ce49"/>
          <table:table-cell table:style-name="ce56" office:value-type="string" calcext:value-type="string">
            <text:p>*** Create a new Sprint Backlog for EVERY SPRINT ***</text:p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End on</text:p>
          </table:table-cell>
          <table:table-cell table:style-name="ce51" table:formula="of:=[.B2]+7" office:value-type="date" office:date-value="2021-03-30" calcext:value-type="date">
            <text:p>Mar 30</text:p>
          </table:table-cell>
          <table:table-cell table:style-name="ce49"/>
          <table:table-cell table:style-name="ce49">
            <draw:frame draw:z-index="0" draw:name="shape" draw:style-name="gr1" draw:text-style-name="P1" svg:width="4.0976in" svg:height="2.0205in" svg:x="1.837in" svg:y="0.076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emo on</text:p>
          </table:table-cell>
          <table:table-cell table:style-name="ce52" office:value-type="string" calcext:value-type="string">
            <text:p>TBD</text:p>
          </table:table-cell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/>
          <table:table-cell table:style-name="ce52"/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/>
          <table:table-cell table:style-name="ce53" office:value-type="string" calcext:value-type="string">
            <text:p>Remaining</text:p>
          </table:table-cell>
          <table:table-cell table:style-name="ce49" office:value-type="string" calcext:value-type="string">
            <text:p>Completed (this day)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Total Tasks</text:p>
          </table:table-cell>
          <table:table-cell table:style-name="ce49" table:formula="of:=COUNTA([.D17:.D995])" office:value-type="float" office:value="0" calcext:value-type="float">
            <text:p>0</text:p>
          </table:table-cell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1 Left</text:p>
          </table:table-cell>
          <table:table-cell table:style-name="ce49" table:formula="of:=[.B7]-[.C8]" office:value-type="float" office:value="0" calcext:value-type="float">
            <text:p>0</text:p>
          </table:table-cell>
          <table:table-cell table:style-name="ce49" table:formula="of:=COUNTIF([.E$17:.E$995]; &quot;Completed Day 1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2 Left</text:p>
          </table:table-cell>
          <table:table-cell table:style-name="ce49" table:formula="of:=[.B8]-[.C9]" office:value-type="float" office:value="0" calcext:value-type="float">
            <text:p>0</text:p>
          </table:table-cell>
          <table:table-cell table:style-name="ce49" table:formula="of:=COUNTIF([.E$17:.E$995]; &quot;Completed Day 2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3 Left</text:p>
          </table:table-cell>
          <table:table-cell table:style-name="ce49" table:formula="of:=[.B9]-[.C10]" office:value-type="float" office:value="0" calcext:value-type="float">
            <text:p>0</text:p>
          </table:table-cell>
          <table:table-cell table:style-name="ce49" table:formula="of:=COUNTIF([.E$17:.E$995]; &quot;Completed Day 3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4 Left</text:p>
          </table:table-cell>
          <table:table-cell table:style-name="ce49" table:formula="of:=[.B10]-[.C11]" office:value-type="float" office:value="0" calcext:value-type="float">
            <text:p>0</text:p>
          </table:table-cell>
          <table:table-cell table:style-name="ce49" table:formula="of:=COUNTIF([.E$17:.E$995]; &quot;Completed Day 4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5 Left</text:p>
          </table:table-cell>
          <table:table-cell table:style-name="ce49" table:formula="of:=[.B11]-[.C12]" office:value-type="float" office:value="0" calcext:value-type="float">
            <text:p>0</text:p>
          </table:table-cell>
          <table:table-cell table:style-name="ce49" table:formula="of:=COUNTIF([.E$17:.E$995]; &quot;Completed Day 5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6 Left</text:p>
          </table:table-cell>
          <table:table-cell table:style-name="ce49" table:formula="of:=[.B12]-[.C13]" office:value-type="float" office:value="0" calcext:value-type="float">
            <text:p>0</text:p>
          </table:table-cell>
          <table:table-cell table:style-name="ce49" table:formula="of:=COUNTIF([.E$17:.E$995]; &quot;Completed Day 6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7 Left</text:p>
          </table:table-cell>
          <table:table-cell table:style-name="ce49" table:formula="of:=[.B13]-[.C14]" office:value-type="float" office:value="0" calcext:value-type="float">
            <text:p>0</text:p>
          </table:table-cell>
          <table:table-cell table:style-name="ce49" table:formula="of:=COUNTIF([.E$17:.E$995]; &quot;Completed Day 7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table:number-columns-repeated="3"/>
          <table:table-cell table:style-name="ce34" office:value-type="string" calcext:value-type="string">
            <text:p>ADD tasks below to complete each feature for THIS sprint</text:p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50" office:value-type="string" calcext:value-type="string">
            <text:p>Task ID</text:p>
          </table:table-cell>
          <table:table-cell table:style-name="ce50" office:value-type="string" calcext:value-type="string">
            <text:p>Feature ID</text:p>
          </table:table-cell>
          <table:table-cell table:style-name="ce50" office:value-type="string" calcext:value-type="string">
            <text:p>Assigned To</text:p>
          </table:table-cell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4" table:content-validation-name="val26" office:value-type="float" office:value="1" calcext:value-type="float">
            <text:p>1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" calcext:value-type="float">
            <text:p>2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" calcext:value-type="float">
            <text:p>3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" calcext:value-type="float">
            <text:p>4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" calcext:value-type="float">
            <text:p>5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" calcext:value-type="float">
            <text:p>6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" calcext:value-type="float">
            <text:p>7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8" calcext:value-type="float">
            <text:p>8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9" calcext:value-type="float">
            <text:p>9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0" calcext:value-type="float">
            <text:p>10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1" calcext:value-type="float">
            <text:p>11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2" calcext:value-type="float">
            <text:p>12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3" calcext:value-type="float">
            <text:p>13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4" calcext:value-type="float">
            <text:p>14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5" calcext:value-type="float">
            <text:p>15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6" calcext:value-type="float">
            <text:p>16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7" calcext:value-type="float">
            <text:p>17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8" calcext:value-type="float">
            <text:p>18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19" calcext:value-type="float">
            <text:p>19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0" calcext:value-type="float">
            <text:p>20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1" calcext:value-type="float">
            <text:p>21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2" calcext:value-type="float">
            <text:p>22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3" calcext:value-type="float">
            <text:p>23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4" calcext:value-type="float">
            <text:p>24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5" calcext:value-type="float">
            <text:p>25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6" calcext:value-type="float">
            <text:p>26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7" calcext:value-type="float">
            <text:p>27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8" calcext:value-type="float">
            <text:p>28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29" calcext:value-type="float">
            <text:p>29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0" calcext:value-type="float">
            <text:p>30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1" calcext:value-type="float">
            <text:p>31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2" calcext:value-type="float">
            <text:p>32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3" calcext:value-type="float">
            <text:p>33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4" calcext:value-type="float">
            <text:p>34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5" calcext:value-type="float">
            <text:p>35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6" calcext:value-type="float">
            <text:p>36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7" calcext:value-type="float">
            <text:p>37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8" calcext:value-type="float">
            <text:p>38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39" calcext:value-type="float">
            <text:p>39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0" calcext:value-type="float">
            <text:p>40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1" calcext:value-type="float">
            <text:p>41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2" calcext:value-type="float">
            <text:p>42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3" calcext:value-type="float">
            <text:p>43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4" calcext:value-type="float">
            <text:p>44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5" calcext:value-type="float">
            <text:p>45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6" calcext:value-type="float">
            <text:p>46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7" calcext:value-type="float">
            <text:p>47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8" calcext:value-type="float">
            <text:p>48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49" calcext:value-type="float">
            <text:p>49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0" calcext:value-type="float">
            <text:p>50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1" calcext:value-type="float">
            <text:p>51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2" calcext:value-type="float">
            <text:p>52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3" calcext:value-type="float">
            <text:p>53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4" calcext:value-type="float">
            <text:p>54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5" calcext:value-type="float">
            <text:p>55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6" calcext:value-type="float">
            <text:p>56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7" calcext:value-type="float">
            <text:p>57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8" calcext:value-type="float">
            <text:p>58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59" calcext:value-type="float">
            <text:p>59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0" calcext:value-type="float">
            <text:p>60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1" calcext:value-type="float">
            <text:p>61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2" calcext:value-type="float">
            <text:p>62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3" calcext:value-type="float">
            <text:p>63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4" calcext:value-type="float">
            <text:p>64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5" calcext:value-type="float">
            <text:p>65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6" calcext:value-type="float">
            <text:p>66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7" calcext:value-type="float">
            <text:p>67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8" calcext:value-type="float">
            <text:p>68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69" calcext:value-type="float">
            <text:p>69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0" calcext:value-type="float">
            <text:p>70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1" calcext:value-type="float">
            <text:p>71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2" calcext:value-type="float">
            <text:p>72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3" calcext:value-type="float">
            <text:p>73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4" calcext:value-type="float">
            <text:p>74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5" calcext:value-type="float">
            <text:p>75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6" calcext:value-type="float">
            <text:p>76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7" calcext:value-type="float">
            <text:p>77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8" calcext:value-type="float">
            <text:p>78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79" calcext:value-type="float">
            <text:p>79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80" calcext:value-type="float">
            <text:p>80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81" calcext:value-type="float">
            <text:p>81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82" calcext:value-type="float">
            <text:p>82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83" calcext:value-type="float">
            <text:p>83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>
          <table:table-cell table:style-name="ce14" table:content-validation-name="val26" office:value-type="float" office:value="84" calcext:value-type="float">
            <text:p>84</text:p>
          </table:table-cell>
          <table:table-cell table:style-name="ce54" table:content-validation-name="val27"/>
          <table:table-cell table:style-name="ce14" table:content-validation-name="val28"/>
          <table:table-cell table:style-name="ce57" table:content-validation-name="val29"/>
          <table:table-cell table:style-name="ce59" table:content-validation-name="val30"/>
          <table:table-cell table:style-name="ce62" table:content-validation-name="val31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4 Backlog" table:style-name="ta5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2">
          <table:table-cell table:style-name="ce49" office:value-type="string" calcext:value-type="string">
            <text:p>Sprint #</text:p>
          </table:table-cell>
          <table:table-cell table:style-name="ce49" table:formula="of:=[$'Sprint 03 Backlog'.B1]+1" office:value-type="float" office:value="4" calcext:value-type="float">
            <text:p>4</text:p>
          </table:table-cell>
          <table:table-cell table:style-name="ce49"/>
          <table:table-cell table:style-name="ce55" office:value-type="string" calcext:value-type="string">
            <text:p>Complete Fields in Green!!!</text:p>
          </table:table-cell>
          <table:table-cell table:style-name="ce58"/>
          <table:table-cell table:style-name="ce49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Start on</text:p>
          </table:table-cell>
          <table:table-cell table:style-name="ce51" table:formula="of:=[$'Sprint 03 Backlog'.B2]+14" office:value-type="date" office:date-value="2021-04-06" calcext:value-type="date">
            <text:p>Apr 06</text:p>
          </table:table-cell>
          <table:table-cell table:style-name="ce49"/>
          <table:table-cell table:style-name="ce56" office:value-type="string" calcext:value-type="string">
            <text:p>*** Create a new Sprint Backlog for EVERY SPRINT ***</text:p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End on</text:p>
          </table:table-cell>
          <table:table-cell table:style-name="ce51" table:formula="of:=[.B2]+7" office:value-type="date" office:date-value="2021-04-13" calcext:value-type="date">
            <text:p>Apr 13</text:p>
          </table:table-cell>
          <table:table-cell table:style-name="ce49"/>
          <table:table-cell table:style-name="ce49">
            <draw:frame draw:z-index="0" draw:name="shape" draw:style-name="gr1" draw:text-style-name="P1" svg:width="4.0976in" svg:height="2.0205in" svg:x="1.837in" svg:y="0.076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emo on</text:p>
          </table:table-cell>
          <table:table-cell table:style-name="ce52" office:value-type="string" calcext:value-type="string">
            <text:p>TBD</text:p>
          </table:table-cell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/>
          <table:table-cell table:style-name="ce52"/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/>
          <table:table-cell table:style-name="ce53" office:value-type="string" calcext:value-type="string">
            <text:p>Remaining</text:p>
          </table:table-cell>
          <table:table-cell table:style-name="ce49" office:value-type="string" calcext:value-type="string">
            <text:p>Completed (this day)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Total Tasks</text:p>
          </table:table-cell>
          <table:table-cell table:style-name="ce49" table:formula="of:=COUNTA([.D17:.D995])" office:value-type="float" office:value="27" calcext:value-type="float">
            <text:p>27</text:p>
          </table:table-cell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1 Left</text:p>
          </table:table-cell>
          <table:table-cell table:style-name="ce49" table:formula="of:=[.B7]-[.C8]" office:value-type="float" office:value="27" calcext:value-type="float">
            <text:p>27</text:p>
          </table:table-cell>
          <table:table-cell table:style-name="ce49" table:formula="of:=COUNTIF([.E$17:.E$995]; &quot;Completed Day 1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2 Left</text:p>
          </table:table-cell>
          <table:table-cell table:style-name="ce49" table:formula="of:=[.B8]-[.C9]" office:value-type="float" office:value="27" calcext:value-type="float">
            <text:p>27</text:p>
          </table:table-cell>
          <table:table-cell table:style-name="ce49" table:formula="of:=COUNTIF([.E$17:.E$995]; &quot;Completed Day 2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3 Left</text:p>
          </table:table-cell>
          <table:table-cell table:style-name="ce49" table:formula="of:=[.B9]-[.C10]" office:value-type="float" office:value="27" calcext:value-type="float">
            <text:p>27</text:p>
          </table:table-cell>
          <table:table-cell table:style-name="ce49" table:formula="of:=COUNTIF([.E$17:.E$995]; &quot;Completed Day 3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4 Left</text:p>
          </table:table-cell>
          <table:table-cell table:style-name="ce49" table:formula="of:=[.B10]-[.C11]" office:value-type="float" office:value="27" calcext:value-type="float">
            <text:p>27</text:p>
          </table:table-cell>
          <table:table-cell table:style-name="ce49" table:formula="of:=COUNTIF([.E$17:.E$995]; &quot;Completed Day 4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5 Left</text:p>
          </table:table-cell>
          <table:table-cell table:style-name="ce49" table:formula="of:=[.B11]-[.C12]" office:value-type="float" office:value="27" calcext:value-type="float">
            <text:p>27</text:p>
          </table:table-cell>
          <table:table-cell table:style-name="ce49" table:formula="of:=COUNTIF([.E$17:.E$995]; &quot;Completed Day 5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6 Left</text:p>
          </table:table-cell>
          <table:table-cell table:style-name="ce49" table:formula="of:=[.B12]-[.C13]" office:value-type="float" office:value="27" calcext:value-type="float">
            <text:p>27</text:p>
          </table:table-cell>
          <table:table-cell table:style-name="ce49" table:formula="of:=COUNTIF([.E$17:.E$995]; &quot;Completed Day 6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7 Left</text:p>
          </table:table-cell>
          <table:table-cell table:style-name="ce49" table:formula="of:=[.B13]-[.C14]" office:value-type="float" office:value="27" calcext:value-type="float">
            <text:p>27</text:p>
          </table:table-cell>
          <table:table-cell table:style-name="ce49" table:formula="of:=COUNTIF([.E$17:.E$995]; &quot;Completed Day 7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table:number-columns-repeated="3"/>
          <table:table-cell table:style-name="ce34" office:value-type="string" calcext:value-type="string">
            <text:p>ADD tasks below to complete each feature for THIS sprint</text:p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50" office:value-type="string" calcext:value-type="string">
            <text:p>Task ID</text:p>
          </table:table-cell>
          <table:table-cell table:style-name="ce50" office:value-type="string" calcext:value-type="string">
            <text:p>Feature ID</text:p>
          </table:table-cell>
          <table:table-cell table:style-name="ce50" office:value-type="string" calcext:value-type="string">
            <text:p>Assigned To</text:p>
          </table:table-cell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4" table:content-validation-name="val32" office:value-type="float" office:value="1" calcext:value-type="float">
            <text:p>1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Write Semester enum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" calcext:value-type="float">
            <text:p>2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operator&lt;&lt;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3" calcext:value-type="float">
            <text:p>3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load_semester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" calcext:value-type="float">
            <text:p>4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" calcext:value-type="float">
            <text:p>5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Write Subject enum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" calcext:value-type="float">
            <text:p>6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operator&lt;&lt;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" calcext:value-type="float">
            <text:p>7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load_subject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8" calcext:value-type="float">
            <text:p>8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Write subjects_vector (for iteration)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9" calcext:value-type="float">
            <text:p>9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0" calcext:value-type="float">
            <text:p>10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Write Course class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1" calcext:value-type="float">
            <text:p>11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operator&lt;&lt;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2" calcext:value-type="float">
            <text:p>12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Course::save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3" calcext:value-type="float">
            <text:p>13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Course::Course(ist)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4" calcext:value-type="float">
            <text:p>14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5" calcext:value-type="float">
            <text:p>15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Write Section class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6" calcext:value-type="float">
            <text:p>16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operator&lt;&lt;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7" calcext:value-type="float">
            <text:p>17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Section::save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8" calcext:value-type="float">
            <text:p>18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Implement Section::Course(ist)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19" calcext:value-type="float">
            <text:p>19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0" calcext:value-type="float">
            <text:p>20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Mainwin: Add Insert &gt; Course and Section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1" calcext:value-type="float">
            <text:p>21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Find new toolbar buttons and credit in Help &gt; About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2" calcext:value-type="float">
            <text:p>22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Mainwin: Add toolbar buttons for Course and Section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3" calcext:value-type="float">
            <text:p>23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4" calcext:value-type="float">
            <text:p>24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Mainwin: Add View &gt; Students, Parents, Courses, Sections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5" calcext:value-type="float">
            <text:p>25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Add View enum and View parameter to show_data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6" calcext:value-type="float">
            <text:p>26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Add static current_view to show_data to remember view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7" calcext:value-type="float">
            <text:p>27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Update show_data to show different data types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8" calcext:value-type="float">
            <text:p>28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29" calcext:value-type="float">
            <text:p>29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Write Mainwin::on_new_course_click using EntryDialog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30" calcext:value-type="float">
            <text:p>30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Write Mainwin::on_new_section_click using EntryDialog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31" calcext:value-type="float">
            <text:p>31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5">
          <table:table-cell table:style-name="ce14" table:content-validation-name="val32" office:value-type="float" office:value="32" calcext:value-type="float">
            <text:p>32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Mainwin: Update on_save_click to save courses and sections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5">
          <table:table-cell table:style-name="ce14" table:content-validation-name="val32" office:value-type="float" office:value="33" calcext:value-type="float">
            <text:p>33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Mainwin: Update on_open_click to load courses and sections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34" calcext:value-type="float">
            <text:p>34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 office:value-type="string" calcext:value-type="string">
            <text:p>Mainwin: Add logic to load v0.1 files (pre-courses/sections)</text:p>
          </table:table-cell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35" calcext:value-type="float">
            <text:p>35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36" calcext:value-type="float">
            <text:p>36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37" calcext:value-type="float">
            <text:p>37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38" calcext:value-type="float">
            <text:p>38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39" calcext:value-type="float">
            <text:p>39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0" calcext:value-type="float">
            <text:p>40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1" calcext:value-type="float">
            <text:p>41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2" calcext:value-type="float">
            <text:p>42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3" calcext:value-type="float">
            <text:p>43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4" calcext:value-type="float">
            <text:p>44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5" calcext:value-type="float">
            <text:p>45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6" calcext:value-type="float">
            <text:p>46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7" calcext:value-type="float">
            <text:p>47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8" calcext:value-type="float">
            <text:p>48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49" calcext:value-type="float">
            <text:p>49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0" calcext:value-type="float">
            <text:p>50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1" calcext:value-type="float">
            <text:p>51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2" calcext:value-type="float">
            <text:p>52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3" calcext:value-type="float">
            <text:p>53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4" calcext:value-type="float">
            <text:p>54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5" calcext:value-type="float">
            <text:p>55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6" calcext:value-type="float">
            <text:p>56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7" calcext:value-type="float">
            <text:p>57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8" calcext:value-type="float">
            <text:p>58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59" calcext:value-type="float">
            <text:p>59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0" calcext:value-type="float">
            <text:p>60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1" calcext:value-type="float">
            <text:p>61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2" calcext:value-type="float">
            <text:p>62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3" calcext:value-type="float">
            <text:p>63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4" calcext:value-type="float">
            <text:p>64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5" calcext:value-type="float">
            <text:p>65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6" calcext:value-type="float">
            <text:p>66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7" calcext:value-type="float">
            <text:p>67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8" calcext:value-type="float">
            <text:p>68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69" calcext:value-type="float">
            <text:p>69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0" calcext:value-type="float">
            <text:p>70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1" calcext:value-type="float">
            <text:p>71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2" calcext:value-type="float">
            <text:p>72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3" calcext:value-type="float">
            <text:p>73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4" calcext:value-type="float">
            <text:p>74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5" calcext:value-type="float">
            <text:p>75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6" calcext:value-type="float">
            <text:p>76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7" calcext:value-type="float">
            <text:p>77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8" calcext:value-type="float">
            <text:p>78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79" calcext:value-type="float">
            <text:p>79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80" calcext:value-type="float">
            <text:p>80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81" calcext:value-type="float">
            <text:p>81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82" calcext:value-type="float">
            <text:p>82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83" calcext:value-type="float">
            <text:p>83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>
          <table:table-cell table:style-name="ce14" table:content-validation-name="val32" office:value-type="float" office:value="84" calcext:value-type="float">
            <text:p>84</text:p>
          </table:table-cell>
          <table:table-cell table:style-name="ce54" table:content-validation-name="val33"/>
          <table:table-cell table:style-name="ce14" table:content-validation-name="val34"/>
          <table:table-cell table:style-name="ce57" table:content-validation-name="val35"/>
          <table:table-cell table:style-name="ce59" table:content-validation-name="val36"/>
          <table:table-cell table:style-name="ce62" table:content-validation-name="val37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5 Backlog" table:style-name="ta6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2">
          <table:table-cell table:style-name="ce49" office:value-type="string" calcext:value-type="string">
            <text:p>Sprint #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55" office:value-type="string" calcext:value-type="string">
            <text:p>Complete Fields in Green!!!</text:p>
          </table:table-cell>
          <table:table-cell table:style-name="ce58"/>
          <table:table-cell table:style-name="ce49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Start on</text:p>
          </table:table-cell>
          <table:table-cell table:style-name="ce51" table:formula="of:=[$'Sprint 04 Backlog'.B2]+7" office:value-type="date" office:date-value="2021-04-13" calcext:value-type="date">
            <text:p>Apr 13</text:p>
          </table:table-cell>
          <table:table-cell table:style-name="ce49"/>
          <table:table-cell table:style-name="ce56" office:value-type="string" calcext:value-type="string">
            <text:p>*** Create a new Sprint Backlog for EVERY SPRINT ***</text:p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End on</text:p>
          </table:table-cell>
          <table:table-cell table:style-name="ce51" table:formula="of:=[.B2]+7" office:value-type="date" office:date-value="2021-04-20" calcext:value-type="date">
            <text:p>Apr 20</text:p>
          </table:table-cell>
          <table:table-cell table:style-name="ce49"/>
          <table:table-cell table:style-name="ce49">
            <draw:frame draw:z-index="0" draw:name="shape" draw:style-name="gr1" draw:text-style-name="P1" svg:width="4.0976in" svg:height="2.0205in" svg:x="1.837in" svg:y="0.076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emo on</text:p>
          </table:table-cell>
          <table:table-cell table:style-name="ce52" office:value-type="string" calcext:value-type="string">
            <text:p>TBD</text:p>
          </table:table-cell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/>
          <table:table-cell table:style-name="ce52"/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/>
          <table:table-cell table:style-name="ce53" office:value-type="string" calcext:value-type="string">
            <text:p>Remaining</text:p>
          </table:table-cell>
          <table:table-cell table:style-name="ce49" office:value-type="string" calcext:value-type="string">
            <text:p>Completed (this day)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Total Tasks</text:p>
          </table:table-cell>
          <table:table-cell table:style-name="ce49" table:formula="of:=COUNTA([.D17:.D995])" office:value-type="float" office:value="0" calcext:value-type="float">
            <text:p>0</text:p>
          </table:table-cell>
          <table:table-cell table:style-name="ce49" table:number-columns-repeated="4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1 Left</text:p>
          </table:table-cell>
          <table:table-cell table:style-name="ce49" table:formula="of:=[.B7]-[.C8]" office:value-type="float" office:value="0" calcext:value-type="float">
            <text:p>0</text:p>
          </table:table-cell>
          <table:table-cell table:style-name="ce49" table:formula="of:=COUNTIF([.E$17:.E$995]; &quot;Completed Day 1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2 Left</text:p>
          </table:table-cell>
          <table:table-cell table:style-name="ce49" table:formula="of:=[.B8]-[.C9]" office:value-type="float" office:value="0" calcext:value-type="float">
            <text:p>0</text:p>
          </table:table-cell>
          <table:table-cell table:style-name="ce49" table:formula="of:=COUNTIF([.E$17:.E$995]; &quot;Completed Day 2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3 Left</text:p>
          </table:table-cell>
          <table:table-cell table:style-name="ce49" table:formula="of:=[.B9]-[.C10]" office:value-type="float" office:value="0" calcext:value-type="float">
            <text:p>0</text:p>
          </table:table-cell>
          <table:table-cell table:style-name="ce49" table:formula="of:=COUNTIF([.E$17:.E$995]; &quot;Completed Day 3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4 Left</text:p>
          </table:table-cell>
          <table:table-cell table:style-name="ce49" table:formula="of:=[.B10]-[.C11]" office:value-type="float" office:value="0" calcext:value-type="float">
            <text:p>0</text:p>
          </table:table-cell>
          <table:table-cell table:style-name="ce49" table:formula="of:=COUNTIF([.E$17:.E$995]; &quot;Completed Day 4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5 Left</text:p>
          </table:table-cell>
          <table:table-cell table:style-name="ce49" table:formula="of:=[.B11]-[.C12]" office:value-type="float" office:value="0" calcext:value-type="float">
            <text:p>0</text:p>
          </table:table-cell>
          <table:table-cell table:style-name="ce49" table:formula="of:=COUNTIF([.E$17:.E$995]; &quot;Completed Day 5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6 Left</text:p>
          </table:table-cell>
          <table:table-cell table:style-name="ce49" table:formula="of:=[.B12]-[.C13]" office:value-type="float" office:value="0" calcext:value-type="float">
            <text:p>0</text:p>
          </table:table-cell>
          <table:table-cell table:style-name="ce49" table:formula="of:=COUNTIF([.E$17:.E$995]; &quot;Completed Day 6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office:value-type="string" calcext:value-type="string">
            <text:p>Day 7 Left</text:p>
          </table:table-cell>
          <table:table-cell table:style-name="ce49" table:formula="of:=[.B13]-[.C14]" office:value-type="float" office:value="0" calcext:value-type="float">
            <text:p>0</text:p>
          </table:table-cell>
          <table:table-cell table:style-name="ce49" table:formula="of:=COUNTIF([.E$17:.E$995]; &quot;Completed Day 7&quot;)" office:value-type="float" office:value="0" calcext:value-type="float">
            <text:p>0</text:p>
          </table:table-cell>
          <table:table-cell table:style-name="ce49" table:number-columns-repeated="3"/>
          <table:table-cell table:style-name="ce58" table:number-columns-repeated="1018"/>
        </table:table-row>
        <table:table-row table:style-name="ro4">
          <table:table-cell table:style-name="ce49" table:number-columns-repeated="3"/>
          <table:table-cell table:style-name="ce34" office:value-type="string" calcext:value-type="string">
            <text:p>ADD tasks below to complete each feature for THIS sprint</text:p>
          </table:table-cell>
          <table:table-cell table:style-name="ce49" table:number-columns-repeated="2"/>
          <table:table-cell table:style-name="ce58" table:number-columns-repeated="1018"/>
        </table:table-row>
        <table:table-row table:style-name="ro4">
          <table:table-cell table:style-name="ce50" office:value-type="string" calcext:value-type="string">
            <text:p>Task ID</text:p>
          </table:table-cell>
          <table:table-cell table:style-name="ce50" office:value-type="string" calcext:value-type="string">
            <text:p>Feature ID</text:p>
          </table:table-cell>
          <table:table-cell table:style-name="ce50" office:value-type="string" calcext:value-type="string">
            <text:p>Assigned To</text:p>
          </table:table-cell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4" table:content-validation-name="val38" office:value-type="float" office:value="1" calcext:value-type="float">
            <text:p>1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" calcext:value-type="float">
            <text:p>2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" calcext:value-type="float">
            <text:p>3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" calcext:value-type="float">
            <text:p>4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" calcext:value-type="float">
            <text:p>5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" calcext:value-type="float">
            <text:p>6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" calcext:value-type="float">
            <text:p>7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8" calcext:value-type="float">
            <text:p>8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9" calcext:value-type="float">
            <text:p>9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0" calcext:value-type="float">
            <text:p>10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1" calcext:value-type="float">
            <text:p>11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2" calcext:value-type="float">
            <text:p>12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3" calcext:value-type="float">
            <text:p>13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4" calcext:value-type="float">
            <text:p>14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5" calcext:value-type="float">
            <text:p>15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6" calcext:value-type="float">
            <text:p>16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7" calcext:value-type="float">
            <text:p>17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8" calcext:value-type="float">
            <text:p>18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19" calcext:value-type="float">
            <text:p>19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0" calcext:value-type="float">
            <text:p>20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1" calcext:value-type="float">
            <text:p>21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2" calcext:value-type="float">
            <text:p>22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3" calcext:value-type="float">
            <text:p>23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4" calcext:value-type="float">
            <text:p>24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5" calcext:value-type="float">
            <text:p>25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6" calcext:value-type="float">
            <text:p>26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7" calcext:value-type="float">
            <text:p>27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8" calcext:value-type="float">
            <text:p>28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29" calcext:value-type="float">
            <text:p>29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0" calcext:value-type="float">
            <text:p>30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1" calcext:value-type="float">
            <text:p>31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2" calcext:value-type="float">
            <text:p>32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3" calcext:value-type="float">
            <text:p>33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4" calcext:value-type="float">
            <text:p>34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5" calcext:value-type="float">
            <text:p>35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6" calcext:value-type="float">
            <text:p>36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7" calcext:value-type="float">
            <text:p>37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8" calcext:value-type="float">
            <text:p>38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39" calcext:value-type="float">
            <text:p>39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0" calcext:value-type="float">
            <text:p>40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1" calcext:value-type="float">
            <text:p>41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2" calcext:value-type="float">
            <text:p>42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3" calcext:value-type="float">
            <text:p>43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4" calcext:value-type="float">
            <text:p>44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5" calcext:value-type="float">
            <text:p>45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6" calcext:value-type="float">
            <text:p>46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7" calcext:value-type="float">
            <text:p>47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8" calcext:value-type="float">
            <text:p>48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49" calcext:value-type="float">
            <text:p>49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0" calcext:value-type="float">
            <text:p>50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1" calcext:value-type="float">
            <text:p>51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2" calcext:value-type="float">
            <text:p>52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3" calcext:value-type="float">
            <text:p>53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4" calcext:value-type="float">
            <text:p>54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5" calcext:value-type="float">
            <text:p>55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6" calcext:value-type="float">
            <text:p>56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7" calcext:value-type="float">
            <text:p>57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8" calcext:value-type="float">
            <text:p>58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59" calcext:value-type="float">
            <text:p>59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0" calcext:value-type="float">
            <text:p>60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1" calcext:value-type="float">
            <text:p>61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2" calcext:value-type="float">
            <text:p>62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3" calcext:value-type="float">
            <text:p>63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4" calcext:value-type="float">
            <text:p>64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5" calcext:value-type="float">
            <text:p>65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6" calcext:value-type="float">
            <text:p>66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7" calcext:value-type="float">
            <text:p>67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8" calcext:value-type="float">
            <text:p>68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69" calcext:value-type="float">
            <text:p>69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0" calcext:value-type="float">
            <text:p>70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1" calcext:value-type="float">
            <text:p>71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2" calcext:value-type="float">
            <text:p>72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3" calcext:value-type="float">
            <text:p>73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4" calcext:value-type="float">
            <text:p>74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5" calcext:value-type="float">
            <text:p>75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6" calcext:value-type="float">
            <text:p>76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7" calcext:value-type="float">
            <text:p>77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8" calcext:value-type="float">
            <text:p>78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79" calcext:value-type="float">
            <text:p>79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80" calcext:value-type="float">
            <text:p>80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81" calcext:value-type="float">
            <text:p>81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82" calcext:value-type="float">
            <text:p>82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83" calcext:value-type="float">
            <text:p>83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>
          <table:table-cell table:style-name="ce14" table:content-validation-name="val38" office:value-type="float" office:value="84" calcext:value-type="float">
            <text:p>84</text:p>
          </table:table-cell>
          <table:table-cell table:style-name="ce54" table:content-validation-name="val39"/>
          <table:table-cell table:style-name="ce14" table:content-validation-name="val40"/>
          <table:table-cell table:style-name="ce57" table:content-validation-name="val41"/>
          <table:table-cell table:style-name="ce59" table:content-validation-name="val42"/>
          <table:table-cell table:style-name="ce62" table:content-validation-name="val43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1</meta:editing-cycles>
    <meta:creation-date>2016-03-21T22:16:37</meta:creation-date>
    <dc:date>2021-04-13T07:22:16.232090350</dc:date>
    <meta:generator>LibreOffice/6.4.6.2$Linux_X86_64 LibreOffice_project/40$Build-2</meta:generator>
    <meta:editing-duration>PT5M49S</meta:editing-duration>
    <meta:document-statistic meta:table-count="6" meta:cell-count="1006" meta:object-count="6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4cm" svg:height="7.956cm" xlink:href=".." xlink:type="simple" chart:class="chart:scatter" chart:style-name="ch1">
        <chart:title svg:x="5.149cm" svg:y="0.295cm" chart:style-name="ch2">
          <text:p>Product Backlog Burn Chart</text:p>
        </chart:title>
        <chart:plot-area chart:style-name="ch3" table:cell-range-address="'Product Backlog'.A13:'Product Backlog'.B19" svg:x="0.694cm" svg:y="1.089cm" svg:width="14.858cm" svg:height="5.903cm">
          <chartooo:coordinate-region svg:x="1.315cm" svg:y="1.288cm" svg:width="14.143cm" svg:height="5.057cm"/>
          <chart:axis chart:dimension="x" chart:name="primary-x" chart:style-name="ch4">
            <chart:title svg:x="7.563cm" svg:y="7.151cm" chart:style-name="ch5">
              <text:p>Sprints</text:p>
            </chart:title>
          </chart:axis>
          <chart:axis chart:dimension="y" chart:name="primary-y" chart:style-name="ch6">
            <chart:title svg:x="0cm" svg:y="6.6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3:'Product Backlog'.B19" chart:class="chart:scatter">
            <chart:domain table:cell-range-address="'Product Backlog'.A13:'Product Backlog'.A1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3:'Product Backlog'.A19</svg:desc>
                </draw:g>
              </table:table-cell>
              <table:table-cell office:value-type="float" office:value="26">
                <text:p>26</text:p>
                <draw:g>
                  <svg:desc>'Product Backlog'.B13:'Product Backlog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2cm" svg:height="5.133cm" xlink:href=".." xlink:type="simple" chart:class="chart:line" chart:style-name="ch1">
        <chart:title svg:x="3.408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95cm" svg:height="2.931cm">
          <chartooo:coordinate-region svg:x="1.946cm" svg:y="1.318cm" svg:width="8.174cm" svg:height="2.085cm"/>
          <chart:axis chart:dimension="x" chart:name="primary-x" chart:style-name="ch4">
            <chart:title svg:x="5.288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09cm" svg:height="5.133cm" xlink:href=".." xlink:type="simple" chart:class="chart:line" chart:style-name="ch1">
        <chart:title svg:x="3.401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2cm" svg:height="2.931cm">
          <chartooo:coordinate-region svg:x="1.946cm" svg:y="1.318cm" svg:width="8.161cm" svg:height="2.085cm"/>
          <chart:axis chart:dimension="x" chart:name="primary-x" chart:style-name="ch4">
            <chart:title svg:x="5.282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09cm" svg:height="5.133cm" xlink:href=".." xlink:type="simple" chart:class="chart:line" chart:style-name="ch1">
        <chart:title svg:x="3.401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2cm" svg:height="2.931cm">
          <chartooo:coordinate-region svg:x="1.946cm" svg:y="1.318cm" svg:width="8.161cm" svg:height="2.085cm"/>
          <chart:axis chart:dimension="x" chart:name="primary-x" chart:style-name="ch4">
            <chart:title svg:x="5.282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09cm" svg:height="5.133cm" xlink:href=".." xlink:type="simple" chart:class="chart:line" chart:style-name="ch1">
        <chart:title svg:x="3.401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2cm" svg:height="2.931cm">
          <chartooo:coordinate-region svg:x="1.84cm" svg:y="1.318cm" svg:width="8.267cm" svg:height="2.085cm"/>
          <chart:axis chart:dimension="x" chart:name="primary-x" chart:style-name="ch4">
            <chart:title svg:x="5.282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09cm" svg:height="5.133cm" xlink:href=".." xlink:type="simple" chart:class="chart:line" chart:style-name="ch1">
        <chart:title svg:x="3.401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2cm" svg:height="2.931cm">
          <chartooo:coordinate-region svg:x="1.946cm" svg:y="1.318cm" svg:width="8.161cm" svg:height="2.085cm"/>
          <chart:axis chart:dimension="x" chart:name="primary-x" chart:style-name="ch4">
            <chart:title svg:x="5.282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